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94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mm"/>
    </style:style>
    <style:style style:name="co4" style:family="table-column">
      <style:table-column-properties fo:break-before="auto" style:column-width="14.2mm"/>
    </style:style>
    <style:style style:name="co5" style:family="table-column">
      <style:table-column-properties fo:break-before="auto" style:column-width="15.2mm"/>
    </style:style>
    <style:style style:name="co6" style:family="table-column">
      <style:table-column-properties fo:break-before="auto" style:column-width="23.18mm"/>
    </style:style>
    <style:style style:name="co7" style:family="table-column">
      <style:table-column-properties fo:break-before="auto" style:column-width="27.66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9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31mm" fo:break-before="auto" style:use-optimal-row-height="false"/>
    </style:style>
    <style:style style:name="ro6" style:family="table-row">
      <style:table-row-properties style:row-height="5.04mm" fo:break-before="page" style:use-optimal-row-height="false"/>
    </style:style>
    <style:style style:name="ro7" style:family="table-row">
      <style:table-row-properties style:row-height="5.04mm" fo:break-before="auto" style:use-optimal-row-height="false"/>
    </style:style>
    <style:style style:name="ro8" style:family="table-row">
      <style:table-row-properties style:row-height="6.1mm" fo:break-before="auto" style:use-optimal-row-height="false"/>
    </style:style>
    <style:style style:name="ro9" style:family="table-row">
      <style:table-row-properties style:row-height="5.77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0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5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千分位_5b_0_5d__5f_作業要點之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千分位_5b_0_5d__5f_作業要點之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一般_5f_作業要點之表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一般_5f_作業要點之表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48" office:value-type="string" calcext:value-type="string" table:number-columns-spanned="6" table:number-rows-spanned="1">
              <text:p><text:s text:c="5"/>中 華 民 國 97 年 8 月份</text:p>
            </table:table-cell>
            <table:covered-table-cell table:number-columns-repeated="5" table:style-name="ce49"/>
            <table:table-cell table:style-name="ce33" table:number-columns-repeated="8"/>
            <table:table-cell table:style-name="ce61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4"/>
            <table:table-cell table:style-name="ce50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4"/>
            <table:covered-table-cell table:style-name="ce54"/>
            <table:table-cell table:style-name="ce62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6"/>
            <table:covered-table-cell table:style-name="ce47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6"/>
            <table:covered-table-cell table:style-name="ce51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3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3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4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0];[.C88];[.C91];)" office:value-type="float" office:value="107463" calcext:value-type="float">
            <text:p>107,463</text:p>
          </table:table-cell>
          <table:table-cell table:style-name="ce38" table:formula="of:=SUM([.D10];[.D88];[.D91];)" office:value-type="float" office:value="3401" calcext:value-type="float">
            <text:p>3,401</text:p>
          </table:table-cell>
          <table:table-cell table:style-name="ce38" table:formula="of:=SUM([.E10];[.E88];[.E91];)" office:value-type="float" office:value="8896" calcext:value-type="float">
            <text:p>8,896</text:p>
          </table:table-cell>
          <table:table-cell table:style-name="ce38" table:formula="of:=SUM([.F10];[.F88];[.F91];)" office:value-type="float" office:value="4118" calcext:value-type="float">
            <text:p>4,118</text:p>
          </table:table-cell>
          <table:table-cell table:style-name="ce38" table:formula="of:=SUM([.G10];[.G88];[.G91];)" office:value-type="float" office:value="10383" calcext:value-type="float">
            <text:p>10,383</text:p>
          </table:table-cell>
          <table:table-cell table:style-name="ce38" table:formula="of:=SUM([.H10];[.H88];[.H91];)" office:value-type="float" office:value="391" calcext:value-type="float">
            <text:p>391</text:p>
          </table:table-cell>
          <table:table-cell table:style-name="ce38" table:formula="of:=SUM([.I10];[.I88];[.I91];)" office:value-type="float" office:value="0" calcext:value-type="float">
            <text:p>-</text:p>
          </table:table-cell>
          <table:table-cell table:style-name="ce38" table:formula="of:=SUM([.J10];[.J88];[.J91];)" office:value-type="float" office:value="33944" calcext:value-type="float">
            <text:p>33,944</text:p>
          </table:table-cell>
          <table:table-cell table:style-name="ce38" table:formula="of:=SUM([.K10];[.K88];[.K91];)" office:value-type="float" office:value="44452" calcext:value-type="float">
            <text:p>44,452</text:p>
          </table:table-cell>
          <table:table-cell table:style-name="ce38" table:formula="of:=SUM([.L10];[.L88];[.L91];)" office:value-type="float" office:value="1868" calcext:value-type="float">
            <text:p>1,868</text:p>
          </table:table-cell>
          <table:table-cell table:style-name="ce38" table:formula="of:=SUM([.M10];[.M88];[.M91];)" office:value-type="float" office:value="10" calcext:value-type="float">
            <text:p>10</text:p>
          </table:table-cell>
          <table:table-cell table:style-name="ce38" table:formula="of:=SUM([.N10];[.N88];[.N91];)" office:value-type="float" office:value="107307" calcext:value-type="float">
            <text:p>107,307</text:p>
          </table:table-cell>
          <table:table-cell table:style-name="ce38" table:formula="of:=SUM([.O10];[.O88];[.O91];)" office:value-type="float" office:value="5013" calcext:value-type="float">
            <text:p>5,013</text:p>
          </table:table-cell>
          <table:table-cell table:style-name="ce38" table:formula="of:=SUM([.P10];[.P88];[.P91];)" office:value-type="float" office:value="6283" calcext:value-type="float">
            <text:p>6,283</text:p>
          </table:table-cell>
          <table:table-cell table:style-name="ce38" table:formula="of:=SUM([.Q10];[.Q88];[.Q91];)" office:value-type="float" office:value="4238" calcext:value-type="float">
            <text:p>4,238</text:p>
          </table:table-cell>
          <table:table-cell table:style-name="ce38" table:formula="of:=SUM([.R10];[.R88];[.R91];)" office:value-type="float" office:value="12756" calcext:value-type="float">
            <text:p>12,756</text:p>
          </table:table-cell>
          <table:table-cell table:style-name="ce38" table:formula="of:=SUM([.S10];[.S88];[.S91];)" office:value-type="float" office:value="482" calcext:value-type="float">
            <text:p>482</text:p>
          </table:table-cell>
          <table:table-cell table:style-name="ce38" table:formula="of:=SUM([.T10];[.T88];[.T91];)" office:value-type="float" office:value="0" calcext:value-type="float">
            <text:p>-</text:p>
          </table:table-cell>
          <table:table-cell table:style-name="ce38" table:formula="of:=SUM([.U10];[.U88];[.U91];)" office:value-type="float" office:value="33959" calcext:value-type="float">
            <text:p>33,959</text:p>
          </table:table-cell>
          <table:table-cell table:style-name="ce38" table:formula="of:=SUM([.V10];[.V88];[.V91];)" office:value-type="float" office:value="44439" calcext:value-type="float">
            <text:p>44,439</text:p>
          </table:table-cell>
          <table:table-cell table:style-name="ce38" table:formula="of:=SUM([.W10];[.W88];[.W91];)" office:value-type="float" office:value="69" calcext:value-type="float">
            <text:p>69</text:p>
          </table:table-cell>
          <table:table-cell table:style-name="ce55" table:formula="of:=SUM([.X10];[.X88];[.X91];)" office:value-type="float" office:value="68" calcext:value-type="float">
            <text:p>68</text:p>
          </table:table-cell>
          <table:table-cell table:style-name="ce65" table:formula="of:=[.C7]-[.N7]" office:value-type="float" office:value="156" calcext:value-type="float">
            <text:p>156</text:p>
          </table:table-cell>
          <table:table-cell table:style-name="ce76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1];[.C89];[.C92];)" office:value-type="float" office:value="49797" calcext:value-type="float">
            <text:p>49,797</text:p>
          </table:table-cell>
          <table:table-cell table:style-name="ce39" table:formula="of:=SUM([.D11];[.D89];[.D92];)" office:value-type="float" office:value="1609" calcext:value-type="float">
            <text:p>1,609</text:p>
          </table:table-cell>
          <table:table-cell table:style-name="ce39" table:formula="of:=SUM([.E11];[.E89];[.E92];)" office:value-type="float" office:value="4170" calcext:value-type="float">
            <text:p>4,170</text:p>
          </table:table-cell>
          <table:table-cell table:style-name="ce39" table:formula="of:=SUM([.F11];[.F89];[.F92];)" office:value-type="float" office:value="2013" calcext:value-type="float">
            <text:p>2,013</text:p>
          </table:table-cell>
          <table:table-cell table:style-name="ce39" table:formula="of:=SUM([.G11];[.G89];[.G92];)" office:value-type="float" office:value="4823" calcext:value-type="float">
            <text:p>4,823</text:p>
          </table:table-cell>
          <table:table-cell table:style-name="ce39" table:formula="of:=SUM([.H11];[.H89];[.H92];)" office:value-type="float" office:value="251" calcext:value-type="float">
            <text:p>251</text:p>
          </table:table-cell>
          <table:table-cell table:style-name="ce39" table:formula="of:=SUM([.I11];[.I89];[.I92];)" office:value-type="float" office:value="0" calcext:value-type="float">
            <text:p>-</text:p>
          </table:table-cell>
          <table:table-cell table:style-name="ce39" table:formula="of:=SUM([.J11];[.J89];[.J92];)" office:value-type="float" office:value="16116" calcext:value-type="float">
            <text:p>16,116</text:p>
          </table:table-cell>
          <table:table-cell table:style-name="ce39" table:formula="of:=SUM([.K11];[.K89];[.K92];)" office:value-type="float" office:value="20423" calcext:value-type="float">
            <text:p>20,423</text:p>
          </table:table-cell>
          <table:table-cell table:style-name="ce39" table:formula="of:=SUM([.L11];[.L89];[.L92];)" office:value-type="float" office:value="387" calcext:value-type="float">
            <text:p>387</text:p>
          </table:table-cell>
          <table:table-cell table:style-name="ce39" table:formula="of:=SUM([.M11];[.M89];[.M92];)" office:value-type="float" office:value="5" calcext:value-type="float">
            <text:p>5</text:p>
          </table:table-cell>
          <table:table-cell table:style-name="ce39" table:formula="of:=SUM([.N11];[.N89];[.N92];)" office:value-type="float" office:value="50283" calcext:value-type="float">
            <text:p>50,283</text:p>
          </table:table-cell>
          <table:table-cell table:style-name="ce39" table:formula="of:=SUM([.O11];[.O89];[.O92];)" office:value-type="float" office:value="2398" calcext:value-type="float">
            <text:p>2,398</text:p>
          </table:table-cell>
          <table:table-cell table:style-name="ce39" table:formula="of:=SUM([.P11];[.P89];[.P92];)" office:value-type="float" office:value="2940" calcext:value-type="float">
            <text:p>2,940</text:p>
          </table:table-cell>
          <table:table-cell table:style-name="ce39" table:formula="of:=SUM([.Q11];[.Q89];[.Q92];)" office:value-type="float" office:value="1949" calcext:value-type="float">
            <text:p>1,949</text:p>
          </table:table-cell>
          <table:table-cell table:style-name="ce39" table:formula="of:=SUM([.R11];[.R89];[.R92];)" office:value-type="float" office:value="6126" calcext:value-type="float">
            <text:p>6,126</text:p>
          </table:table-cell>
          <table:table-cell table:style-name="ce39" table:formula="of:=SUM([.S11];[.S89];[.S92];)" office:value-type="float" office:value="231" calcext:value-type="float">
            <text:p>231</text:p>
          </table:table-cell>
          <table:table-cell table:style-name="ce39" table:formula="of:=SUM([.T11];[.T89];[.T92];)" office:value-type="float" office:value="0" calcext:value-type="float">
            <text:p>-</text:p>
          </table:table-cell>
          <table:table-cell table:style-name="ce39" table:formula="of:=SUM([.U11];[.U89];[.U92];)" office:value-type="float" office:value="16125" calcext:value-type="float">
            <text:p>16,125</text:p>
          </table:table-cell>
          <table:table-cell table:style-name="ce39" table:formula="of:=SUM([.V11];[.V89];[.V92];)" office:value-type="float" office:value="20417" calcext:value-type="float">
            <text:p>20,417</text:p>
          </table:table-cell>
          <table:table-cell table:style-name="ce39" table:formula="of:=SUM([.W11];[.W89];[.W92];)" office:value-type="float" office:value="51" calcext:value-type="float">
            <text:p>51</text:p>
          </table:table-cell>
          <table:table-cell table:style-name="ce56" table:formula="of:=SUM([.X11];[.X89];[.X92];)" office:value-type="float" office:value="46" calcext:value-type="float">
            <text:p>46</text:p>
          </table:table-cell>
          <table:table-cell table:style-name="ce66" table:formula="of:=[.C8]-[.N8]" office:value-type="float" office:value="-486" calcext:value-type="float">
            <text:p><text:s text:c="7"/>－486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2];[.C90];[.C93];)" office:value-type="float" office:value="57666" calcext:value-type="float">
            <text:p>57,666</text:p>
          </table:table-cell>
          <table:table-cell table:style-name="ce40" table:formula="of:=SUM([.D12];[.D90];[.D93];)" office:value-type="float" office:value="1792" calcext:value-type="float">
            <text:p>1,792</text:p>
          </table:table-cell>
          <table:table-cell table:style-name="ce40" table:formula="of:=SUM([.E12];[.E90];[.E93];)" office:value-type="float" office:value="4726" calcext:value-type="float">
            <text:p>4,726</text:p>
          </table:table-cell>
          <table:table-cell table:style-name="ce40" table:formula="of:=SUM([.F12];[.F90];[.F93];)" office:value-type="float" office:value="2105" calcext:value-type="float">
            <text:p>2,105</text:p>
          </table:table-cell>
          <table:table-cell table:style-name="ce40" table:formula="of:=SUM([.G12];[.G90];[.G93];)" office:value-type="float" office:value="5560" calcext:value-type="float">
            <text:p>5,560</text:p>
          </table:table-cell>
          <table:table-cell table:style-name="ce40" table:formula="of:=SUM([.H12];[.H90];[.H93];)" office:value-type="float" office:value="140" calcext:value-type="float">
            <text:p>140</text:p>
          </table:table-cell>
          <table:table-cell table:style-name="ce40" table:formula="of:=SUM([.I12];[.I90];[.I93];)" office:value-type="float" office:value="0" calcext:value-type="float">
            <text:p>-</text:p>
          </table:table-cell>
          <table:table-cell table:style-name="ce40" table:formula="of:=SUM([.J12];[.J90];[.J93];)" office:value-type="float" office:value="17828" calcext:value-type="float">
            <text:p>17,828</text:p>
          </table:table-cell>
          <table:table-cell table:style-name="ce40" table:formula="of:=SUM([.K12];[.K90];[.K93];)" office:value-type="float" office:value="24029" calcext:value-type="float">
            <text:p>24,029</text:p>
          </table:table-cell>
          <table:table-cell table:style-name="ce40" table:formula="of:=SUM([.L12];[.L90];[.L93];)" office:value-type="float" office:value="1481" calcext:value-type="float">
            <text:p>1,481</text:p>
          </table:table-cell>
          <table:table-cell table:style-name="ce40" table:formula="of:=SUM([.M12];[.M90];[.M93];)" office:value-type="float" office:value="5" calcext:value-type="float">
            <text:p>5</text:p>
          </table:table-cell>
          <table:table-cell table:style-name="ce40" table:formula="of:=SUM([.N12];[.N90];[.N93];)" office:value-type="float" office:value="57024" calcext:value-type="float">
            <text:p>57,024</text:p>
          </table:table-cell>
          <table:table-cell table:style-name="ce40" table:formula="of:=SUM([.O12];[.O90];[.O93];)" office:value-type="float" office:value="2615" calcext:value-type="float">
            <text:p>2,615</text:p>
          </table:table-cell>
          <table:table-cell table:style-name="ce40" table:formula="of:=SUM([.P12];[.P90];[.P93];)" office:value-type="float" office:value="3343" calcext:value-type="float">
            <text:p>3,343</text:p>
          </table:table-cell>
          <table:table-cell table:style-name="ce40" table:formula="of:=SUM([.Q12];[.Q90];[.Q93];)" office:value-type="float" office:value="2289" calcext:value-type="float">
            <text:p>2,289</text:p>
          </table:table-cell>
          <table:table-cell table:style-name="ce40" table:formula="of:=SUM([.R12];[.R90];[.R93];)" office:value-type="float" office:value="6630" calcext:value-type="float">
            <text:p>6,630</text:p>
          </table:table-cell>
          <table:table-cell table:style-name="ce40" table:formula="of:=SUM([.S12];[.S90];[.S93];)" office:value-type="float" office:value="251" calcext:value-type="float">
            <text:p>251</text:p>
          </table:table-cell>
          <table:table-cell table:style-name="ce40" table:formula="of:=SUM([.T12];[.T90];[.T93];)" office:value-type="float" office:value="0" calcext:value-type="float">
            <text:p>-</text:p>
          </table:table-cell>
          <table:table-cell table:style-name="ce40" table:formula="of:=SUM([.U12];[.U90];[.U93];)" office:value-type="float" office:value="17834" calcext:value-type="float">
            <text:p>17,834</text:p>
          </table:table-cell>
          <table:table-cell table:style-name="ce40" table:formula="of:=SUM([.V12];[.V90];[.V93];)" office:value-type="float" office:value="24022" calcext:value-type="float">
            <text:p>24,022</text:p>
          </table:table-cell>
          <table:table-cell table:style-name="ce40" table:formula="of:=SUM([.W12];[.W90];[.W93];)" office:value-type="float" office:value="18" calcext:value-type="float">
            <text:p>18</text:p>
          </table:table-cell>
          <table:table-cell table:style-name="ce57" table:formula="of:=SUM([.X12];[.X90];[.X93];)" office:value-type="float" office:value="22" calcext:value-type="float">
            <text:p>22</text:p>
          </table:table-cell>
          <table:table-cell table:style-name="ce67" table:formula="of:=[.C9]-[.N9]" office:value-type="float" office:value="642" calcext:value-type="float">
            <text:p>642</text:p>
          </table:table-cell>
          <table:table-cell table:style-name="ce76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table:formula="of:=SUM([.C13];[.C79];[.C82])" office:value-type="float" office:value="106843" calcext:value-type="float">
            <text:p>106,843</text:p>
          </table:table-cell>
          <table:table-cell table:style-name="ce38" table:formula="of:=SUM([.D13];[.D79];[.D82])" office:value-type="float" office:value="3394" calcext:value-type="float">
            <text:p>3,394</text:p>
          </table:table-cell>
          <table:table-cell table:style-name="ce38" table:formula="of:=SUM([.E13];[.E79];[.E82])" office:value-type="float" office:value="8840" calcext:value-type="float">
            <text:p>8,840</text:p>
          </table:table-cell>
          <table:table-cell table:style-name="ce38" table:formula="of:=SUM([.F13];[.F79];[.F82])" office:value-type="float" office:value="4082" calcext:value-type="float">
            <text:p>4,082</text:p>
          </table:table-cell>
          <table:table-cell table:style-name="ce38" table:formula="of:=SUM([.G13];[.G79];[.G82])" office:value-type="float" office:value="9996" calcext:value-type="float">
            <text:p>9,996</text:p>
          </table:table-cell>
          <table:table-cell table:style-name="ce38" table:formula="of:=SUM([.H13];[.H79];[.H82])" office:value-type="float" office:value="391" calcext:value-type="float">
            <text:p>391</text:p>
          </table:table-cell>
          <table:table-cell table:style-name="ce38" table:formula="of:=SUM([.I13];[.I79];[.I82])" office:value-type="float" office:value="0" calcext:value-type="float">
            <text:p>-</text:p>
          </table:table-cell>
          <table:table-cell table:style-name="ce38" table:formula="of:=SUM([.J13];[.J79];[.J82])" office:value-type="float" office:value="33943" calcext:value-type="float">
            <text:p>33,943</text:p>
          </table:table-cell>
          <table:table-cell table:style-name="ce38" table:formula="of:=SUM([.K13];[.K79];[.K82])" office:value-type="float" office:value="44327" calcext:value-type="float">
            <text:p>44,327</text:p>
          </table:table-cell>
          <table:table-cell table:style-name="ce38" table:formula="of:=SUM([.L13];[.L79];[.L82])" office:value-type="float" office:value="1860" calcext:value-type="float">
            <text:p>1,860</text:p>
          </table:table-cell>
          <table:table-cell table:style-name="ce38" table:formula="of:=SUM([.M13];[.M79];[.M82])" office:value-type="float" office:value="10" calcext:value-type="float">
            <text:p>10</text:p>
          </table:table-cell>
          <table:table-cell table:style-name="ce38" table:formula="of:=SUM([.N13];[.N79];[.N82])" office:value-type="float" office:value="106779" calcext:value-type="float">
            <text:p>106,779</text:p>
          </table:table-cell>
          <table:table-cell table:style-name="ce38" table:formula="of:=SUM([.O13];[.O79];[.O82])" office:value-type="float" office:value="5002" calcext:value-type="float">
            <text:p>5,002</text:p>
          </table:table-cell>
          <table:table-cell table:style-name="ce38" table:formula="of:=SUM([.P13];[.P79];[.P82])" office:value-type="float" office:value="6238" calcext:value-type="float">
            <text:p>6,238</text:p>
          </table:table-cell>
          <table:table-cell table:style-name="ce38" table:formula="of:=SUM([.Q13];[.Q79];[.Q82])" office:value-type="float" office:value="4214" calcext:value-type="float">
            <text:p>4,214</text:p>
          </table:table-cell>
          <table:table-cell table:style-name="ce38" table:formula="of:=SUM([.R13];[.R79];[.R82])" office:value-type="float" office:value="12434" calcext:value-type="float">
            <text:p>12,434</text:p>
          </table:table-cell>
          <table:table-cell table:style-name="ce38" table:formula="of:=SUM([.S13];[.S79];[.S82])" office:value-type="float" office:value="482" calcext:value-type="float">
            <text:p>482</text:p>
          </table:table-cell>
          <table:table-cell table:style-name="ce38" table:formula="of:=SUM([.T13];[.T79];[.T82])" office:value-type="float" office:value="0" calcext:value-type="float">
            <text:p>-</text:p>
          </table:table-cell>
          <table:table-cell table:style-name="ce38" table:formula="of:=SUM([.U13];[.U79];[.U82])" office:value-type="float" office:value="33958" calcext:value-type="float">
            <text:p>33,958</text:p>
          </table:table-cell>
          <table:table-cell table:style-name="ce38" table:formula="of:=SUM([.V13];[.V79];[.V82])" office:value-type="float" office:value="44314" calcext:value-type="float">
            <text:p>44,314</text:p>
          </table:table-cell>
          <table:table-cell table:style-name="ce38" table:formula="of:=SUM([.W13];[.W79];[.W82])" office:value-type="float" office:value="69" calcext:value-type="float">
            <text:p>69</text:p>
          </table:table-cell>
          <table:table-cell table:style-name="ce55" table:formula="of:=SUM([.X13];[.X79];[.X82])" office:value-type="float" office:value="68" calcext:value-type="float">
            <text:p>68</text:p>
          </table:table-cell>
          <table:table-cell table:style-name="ce68" table:formula="of:=[.C10]-[.N10]" office:value-type="float" office:value="64" calcext:value-type="float">
            <text:p>64</text:p>
          </table:table-cell>
          <table:table-cell table:style-name="ce76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4];[.C80];[.C83])" office:value-type="float" office:value="49504" calcext:value-type="float">
            <text:p>49,504</text:p>
          </table:table-cell>
          <table:table-cell table:style-name="ce39" table:formula="of:=SUM([.D14];[.D80];[.D83])" office:value-type="float" office:value="1606" calcext:value-type="float">
            <text:p>1,606</text:p>
          </table:table-cell>
          <table:table-cell table:style-name="ce39" table:formula="of:=SUM([.E14];[.E80];[.E83])" office:value-type="float" office:value="4138" calcext:value-type="float">
            <text:p>4,138</text:p>
          </table:table-cell>
          <table:table-cell table:style-name="ce39" table:formula="of:=SUM([.F14];[.F80];[.F83])" office:value-type="float" office:value="1996" calcext:value-type="float">
            <text:p>1,996</text:p>
          </table:table-cell>
          <table:table-cell table:style-name="ce39" table:formula="of:=SUM([.G14];[.G80];[.G83])" office:value-type="float" office:value="4644" calcext:value-type="float">
            <text:p>4,644</text:p>
          </table:table-cell>
          <table:table-cell table:style-name="ce39" table:formula="of:=SUM([.H14];[.H80];[.H83])" office:value-type="float" office:value="251" calcext:value-type="float">
            <text:p>251</text:p>
          </table:table-cell>
          <table:table-cell table:style-name="ce39" table:formula="of:=SUM([.I14];[.I80];[.I83])" office:value-type="float" office:value="0" calcext:value-type="float">
            <text:p>-</text:p>
          </table:table-cell>
          <table:table-cell table:style-name="ce39" table:formula="of:=SUM([.J14];[.J80];[.J83])" office:value-type="float" office:value="16116" calcext:value-type="float">
            <text:p>16,116</text:p>
          </table:table-cell>
          <table:table-cell table:style-name="ce39" table:formula="of:=SUM([.K14];[.K80];[.K83])" office:value-type="float" office:value="20362" calcext:value-type="float">
            <text:p>20,362</text:p>
          </table:table-cell>
          <table:table-cell table:style-name="ce39" table:formula="of:=SUM([.L14];[.L80];[.L83])" office:value-type="float" office:value="386" calcext:value-type="float">
            <text:p>386</text:p>
          </table:table-cell>
          <table:table-cell table:style-name="ce39" table:formula="of:=SUM([.M14];[.M80];[.M83])" office:value-type="float" office:value="5" calcext:value-type="float">
            <text:p>5</text:p>
          </table:table-cell>
          <table:table-cell table:style-name="ce39" table:formula="of:=SUM([.N14];[.N80];[.N83])" office:value-type="float" office:value="49963" calcext:value-type="float">
            <text:p>49,963</text:p>
          </table:table-cell>
          <table:table-cell table:style-name="ce39" table:formula="of:=SUM([.O14];[.O80];[.O83])" office:value-type="float" office:value="2390" calcext:value-type="float">
            <text:p>2,390</text:p>
          </table:table-cell>
          <table:table-cell table:style-name="ce39" table:formula="of:=SUM([.P14];[.P80];[.P83])" office:value-type="float" office:value="2910" calcext:value-type="float">
            <text:p>2,910</text:p>
          </table:table-cell>
          <table:table-cell table:style-name="ce39" table:formula="of:=SUM([.Q14];[.Q80];[.Q83])" office:value-type="float" office:value="1934" calcext:value-type="float">
            <text:p>1,934</text:p>
          </table:table-cell>
          <table:table-cell table:style-name="ce39" table:formula="of:=SUM([.R14];[.R80];[.R83])" office:value-type="float" office:value="5920" calcext:value-type="float">
            <text:p>5,920</text:p>
          </table:table-cell>
          <table:table-cell table:style-name="ce39" table:formula="of:=SUM([.S14];[.S80];[.S83])" office:value-type="float" office:value="231" calcext:value-type="float">
            <text:p>231</text:p>
          </table:table-cell>
          <table:table-cell table:style-name="ce39" table:formula="of:=SUM([.T14];[.T80];[.T83])" office:value-type="float" office:value="0" calcext:value-type="float">
            <text:p>-</text:p>
          </table:table-cell>
          <table:table-cell table:style-name="ce39" table:formula="of:=SUM([.U14];[.U80];[.U83])" office:value-type="float" office:value="16125" calcext:value-type="float">
            <text:p>16,125</text:p>
          </table:table-cell>
          <table:table-cell table:style-name="ce39" table:formula="of:=SUM([.V14];[.V80];[.V83])" office:value-type="float" office:value="20356" calcext:value-type="float">
            <text:p>20,356</text:p>
          </table:table-cell>
          <table:table-cell table:style-name="ce39" table:formula="of:=SUM([.W14];[.W80];[.W83])" office:value-type="float" office:value="51" calcext:value-type="float">
            <text:p>51</text:p>
          </table:table-cell>
          <table:table-cell table:style-name="ce56" table:formula="of:=SUM([.X14];[.X80];[.X83])" office:value-type="float" office:value="46" calcext:value-type="float">
            <text:p>46</text:p>
          </table:table-cell>
          <table:table-cell table:style-name="ce69" table:formula="of:=[.C11]-[.N11]" office:value-type="float" office:value="-459" calcext:value-type="float">
            <text:p><text:s text:c="7"/>－459</text:p>
          </table:table-cell>
          <table:table-cell table:style-name="ce76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table:formula="of:=SUM([.C15];[.C81];[.C84])" office:value-type="float" office:value="57339" calcext:value-type="float">
            <text:p>57,339</text:p>
          </table:table-cell>
          <table:table-cell table:style-name="ce40" table:formula="of:=SUM([.D15];[.D81];[.D84])" office:value-type="float" office:value="1788" calcext:value-type="float">
            <text:p>1,788</text:p>
          </table:table-cell>
          <table:table-cell table:style-name="ce40" table:formula="of:=SUM([.E15];[.E81];[.E84])" office:value-type="float" office:value="4702" calcext:value-type="float">
            <text:p>4,702</text:p>
          </table:table-cell>
          <table:table-cell table:style-name="ce40" table:formula="of:=SUM([.F15];[.F81];[.F84])" office:value-type="float" office:value="2086" calcext:value-type="float">
            <text:p>2,086</text:p>
          </table:table-cell>
          <table:table-cell table:style-name="ce40" table:formula="of:=SUM([.G15];[.G81];[.G84])" office:value-type="float" office:value="5352" calcext:value-type="float">
            <text:p>5,352</text:p>
          </table:table-cell>
          <table:table-cell table:style-name="ce40" table:formula="of:=SUM([.H15];[.H81];[.H84])" office:value-type="float" office:value="140" calcext:value-type="float">
            <text:p>140</text:p>
          </table:table-cell>
          <table:table-cell table:style-name="ce40" table:formula="of:=SUM([.I15];[.I81];[.I84])" office:value-type="float" office:value="0" calcext:value-type="float">
            <text:p>-</text:p>
          </table:table-cell>
          <table:table-cell table:style-name="ce40" table:formula="of:=SUM([.J15];[.J81];[.J84])" office:value-type="float" office:value="17827" calcext:value-type="float">
            <text:p>17,827</text:p>
          </table:table-cell>
          <table:table-cell table:style-name="ce40" table:formula="of:=SUM([.K15];[.K81];[.K84])" office:value-type="float" office:value="23965" calcext:value-type="float">
            <text:p>23,965</text:p>
          </table:table-cell>
          <table:table-cell table:style-name="ce40" table:formula="of:=SUM([.L15];[.L81];[.L84])" office:value-type="float" office:value="1474" calcext:value-type="float">
            <text:p>1,474</text:p>
          </table:table-cell>
          <table:table-cell table:style-name="ce40" table:formula="of:=SUM([.M15];[.M81];[.M84])" office:value-type="float" office:value="5" calcext:value-type="float">
            <text:p>5</text:p>
          </table:table-cell>
          <table:table-cell table:style-name="ce40" table:formula="of:=SUM([.N15];[.N81];[.N84])" office:value-type="float" office:value="56816" calcext:value-type="float">
            <text:p>56,816</text:p>
          </table:table-cell>
          <table:table-cell table:style-name="ce40" table:formula="of:=SUM([.O15];[.O81];[.O84])" office:value-type="float" office:value="2612" calcext:value-type="float">
            <text:p>2,612</text:p>
          </table:table-cell>
          <table:table-cell table:style-name="ce40" table:formula="of:=SUM([.P15];[.P81];[.P84])" office:value-type="float" office:value="3328" calcext:value-type="float">
            <text:p>3,328</text:p>
          </table:table-cell>
          <table:table-cell table:style-name="ce40" table:formula="of:=SUM([.Q15];[.Q81];[.Q84])" office:value-type="float" office:value="2280" calcext:value-type="float">
            <text:p>2,280</text:p>
          </table:table-cell>
          <table:table-cell table:style-name="ce40" table:formula="of:=SUM([.R15];[.R81];[.R84])" office:value-type="float" office:value="6514" calcext:value-type="float">
            <text:p>6,514</text:p>
          </table:table-cell>
          <table:table-cell table:style-name="ce40" table:formula="of:=SUM([.S15];[.S81];[.S84])" office:value-type="float" office:value="251" calcext:value-type="float">
            <text:p>251</text:p>
          </table:table-cell>
          <table:table-cell table:style-name="ce40" table:formula="of:=SUM([.T15];[.T81];[.T84])" office:value-type="float" office:value="0" calcext:value-type="float">
            <text:p>-</text:p>
          </table:table-cell>
          <table:table-cell table:style-name="ce40" table:formula="of:=SUM([.U15];[.U81];[.U84])" office:value-type="float" office:value="17833" calcext:value-type="float">
            <text:p>17,833</text:p>
          </table:table-cell>
          <table:table-cell table:style-name="ce40" table:formula="of:=SUM([.V15];[.V81];[.V84])" office:value-type="float" office:value="23958" calcext:value-type="float">
            <text:p>23,958</text:p>
          </table:table-cell>
          <table:table-cell table:style-name="ce40" table:formula="of:=SUM([.W15];[.W81];[.W84])" office:value-type="float" office:value="18" calcext:value-type="float">
            <text:p>18</text:p>
          </table:table-cell>
          <table:table-cell table:style-name="ce57" table:formula="of:=SUM([.X15];[.X81];[.X84])" office:value-type="float" office:value="22" calcext:value-type="float">
            <text:p>22</text:p>
          </table:table-cell>
          <table:table-cell table:style-name="ce70" table:formula="of:=[.C12]-[.N12]" office:value-type="float" office:value="523" calcext:value-type="float">
            <text:p>523</text:p>
          </table:table-cell>
          <table:table-cell table:style-name="ce76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table:formula="of:=SUM([.C16];[.C19];[.C22];[.C25];[.C28];[.C31];[.C34];[.C37];[.C40];[.C43];[.C46];[.C49];[.C52];[.C55];[.C58];[.C61];[.C64];[.C67];[.C70];[.C73];[.C76];)" office:value-type="float" office:value="84163" calcext:value-type="float">
            <text:p>84,163</text:p>
          </table:table-cell>
          <table:table-cell table:style-name="ce38" table:formula="of:=SUM([.D16];[.D19];[.D22];[.D25];[.D28];[.D31];[.D34];[.D37];[.D40];[.D43];[.D46];[.D49];[.D52];[.D55];[.D58];[.D61];[.D64];[.D67];[.D70];[.D73];[.D76];)" office:value-type="float" office:value="1993" calcext:value-type="float">
            <text:p>1,993</text:p>
          </table:table-cell>
          <table:table-cell table:style-name="ce38" table:formula="of:=SUM([.E16];[.E19];[.E22];[.E25];[.E28];[.E31];[.E34];[.E37];[.E40];[.E43];[.E46];[.E49];[.E52];[.E55];[.E58];[.E61];[.E64];[.E67];[.E70];[.E73];[.E76];)" office:value-type="float" office:value="8585" calcext:value-type="float">
            <text:p>8,585</text:p>
          </table:table-cell>
          <table:table-cell table:style-name="ce38" table:formula="of:=SUM([.F16];[.F19];[.F22];[.F25];[.F28];[.F31];[.F34];[.F37];[.F40];[.F43];[.F46];[.F49];[.F52];[.F55];[.F58];[.F61];[.F64];[.F67];[.F70];[.F73];[.F76];)" office:value-type="float" office:value="3876" calcext:value-type="float">
            <text:p>3,876</text:p>
          </table:table-cell>
          <table:table-cell table:style-name="ce38" table:formula="of:=SUM([.G16];[.G19];[.G22];[.G25];[.G28];[.G31];[.G34];[.G37];[.G40];[.G43];[.G46];[.G49];[.G52];[.G55];[.G58];[.G61];[.G64];[.G67];[.G70];[.G73];[.G76];)" office:value-type="float" office:value="0" calcext:value-type="float">
            <text:p>-</text:p>
          </table:table-cell>
          <table:table-cell table:style-name="ce38" table:formula="of:=SUM([.H16];[.H19];[.H22];[.H25];[.H28];[.H31];[.H34];[.H37];[.H40];[.H43];[.H46];[.H49];[.H52];[.H55];[.H58];[.H61];[.H64];[.H67];[.H70];[.H73];[.H76];)" office:value-type="float" office:value="322" calcext:value-type="float">
            <text:p>322</text:p>
          </table:table-cell>
          <table:table-cell table:style-name="ce38" table:formula="of:=SUM([.I16];[.I19];[.I22];[.I25];[.I28];[.I31];[.I34];[.I37];[.I40];[.I43];[.I46];[.I49];[.I52];[.I55];[.I58];[.I61];[.I64];[.I67];[.I70];[.I73];[.I76];)" office:value-type="float" office:value="0" calcext:value-type="float">
            <text:p>-</text:p>
          </table:table-cell>
          <table:table-cell table:style-name="ce38" table:formula="of:=SUM([.J16];[.J19];[.J22];[.J25];[.J28];[.J31];[.J34];[.J37];[.J40];[.J43];[.J46];[.J49];[.J52];[.J55];[.J58];[.J61];[.J64];[.J67];[.J70];[.J73];[.J76];)" office:value-type="float" office:value="33943" calcext:value-type="float">
            <text:p>33,943</text:p>
          </table:table-cell>
          <table:table-cell table:style-name="ce38" table:formula="of:=SUM([.K16];[.K19];[.K22];[.K25];[.K28];[.K31];[.K34];[.K37];[.K40];[.K43];[.K46];[.K49];[.K52];[.K55];[.K58];[.K61];[.K64];[.K67];[.K70];[.K73];[.K76];)" office:value-type="float" office:value="33972" calcext:value-type="float">
            <text:p>33,972</text:p>
          </table:table-cell>
          <table:table-cell table:style-name="ce38" table:formula="of:=SUM([.L16];[.L19];[.L22];[.L25];[.L28];[.L31];[.L34];[.L37];[.L40];[.L43];[.L46];[.L49];[.L52];[.L55];[.L58];[.L61];[.L64];[.L67];[.L70];[.L73];[.L76];)" office:value-type="float" office:value="1464" calcext:value-type="float">
            <text:p>1,464</text:p>
          </table:table-cell>
          <table:table-cell table:style-name="ce38" table:formula="of:=SUM([.M16];[.M19];[.M22];[.M25];[.M28];[.M31];[.M34];[.M37];[.M40];[.M43];[.M46];[.M49];[.M52];[.M55];[.M58];[.M61];[.M64];[.M67];[.M70];[.M73];[.M76];)" office:value-type="float" office:value="8" calcext:value-type="float">
            <text:p>8</text:p>
          </table:table-cell>
          <table:table-cell table:style-name="ce38" table:formula="of:=SUM([.N16];[.N19];[.N22];[.N25];[.N28];[.N31];[.N34];[.N37];[.N40];[.N43];[.N46];[.N49];[.N52];[.N55];[.N58];[.N61];[.N64];[.N67];[.N70];[.N73];[.N76];)" office:value-type="float" office:value="81319" calcext:value-type="float">
            <text:p>81,319</text:p>
          </table:table-cell>
          <table:table-cell table:style-name="ce38" table:formula="of:=SUM([.O16];[.O19];[.O22];[.O25];[.O28];[.O31];[.O34];[.O37];[.O40];[.O43];[.O46];[.O49];[.O52];[.O55];[.O58];[.O61];[.O64];[.O67];[.O70];[.O73];[.O76];)" office:value-type="float" office:value="2969" calcext:value-type="float">
            <text:p>2,969</text:p>
          </table:table-cell>
          <table:table-cell table:style-name="ce38" table:formula="of:=SUM([.P16];[.P19];[.P22];[.P25];[.P28];[.P31];[.P34];[.P37];[.P40];[.P43];[.P46];[.P49];[.P52];[.P55];[.P58];[.P61];[.P64];[.P67];[.P70];[.P73];[.P76];)" office:value-type="float" office:value="6032" calcext:value-type="float">
            <text:p>6,032</text:p>
          </table:table-cell>
          <table:table-cell table:style-name="ce38" table:formula="of:=SUM([.Q16];[.Q19];[.Q22];[.Q25];[.Q28];[.Q31];[.Q34];[.Q37];[.Q40];[.Q43];[.Q46];[.Q49];[.Q52];[.Q55];[.Q58];[.Q61];[.Q64];[.Q67];[.Q70];[.Q73];[.Q76];)" office:value-type="float" office:value="3959" calcext:value-type="float">
            <text:p>3,959</text:p>
          </table:table-cell>
          <table:table-cell table:style-name="ce38" table:formula="of:=SUM([.R16];[.R19];[.R22];[.R25];[.R28];[.R31];[.R34];[.R37];[.R40];[.R43];[.R46];[.R49];[.R52];[.R55];[.R58];[.R61];[.R64];[.R67];[.R70];[.R73];[.R76];)" office:value-type="float" office:value="0" calcext:value-type="float">
            <text:p>-</text:p>
          </table:table-cell>
          <table:table-cell table:style-name="ce38" table:formula="of:=SUM([.S16];[.S19];[.S22];[.S25];[.S28];[.S31];[.S34];[.S37];[.S40];[.S43];[.S46];[.S49];[.S52];[.S55];[.S58];[.S61];[.S64];[.S67];[.S70];[.S73];[.S76];)" office:value-type="float" office:value="387" calcext:value-type="float">
            <text:p>387</text:p>
          </table:table-cell>
          <table:table-cell table:style-name="ce38" table:formula="of:=SUM([.T16];[.T19];[.T22];[.T25];[.T28];[.T31];[.T34];[.T37];[.T40];[.T43];[.T46];[.T49];[.T52];[.T55];[.T58];[.T61];[.T64];[.T67];[.T70];[.T73];[.T76];)" office:value-type="float" office:value="0" calcext:value-type="float">
            <text:p>-</text:p>
          </table:table-cell>
          <table:table-cell table:style-name="ce38" table:formula="of:=SUM([.U16];[.U19];[.U22];[.U25];[.U28];[.U31];[.U34];[.U37];[.U40];[.U43];[.U46];[.U49];[.U52];[.U55];[.U58];[.U61];[.U64];[.U67];[.U70];[.U73];[.U76];)" office:value-type="float" office:value="33934" calcext:value-type="float">
            <text:p>33,934</text:p>
          </table:table-cell>
          <table:table-cell table:style-name="ce38" table:formula="of:=SUM([.V16];[.V19];[.V22];[.V25];[.V28];[.V31];[.V34];[.V37];[.V40];[.V43];[.V46];[.V49];[.V52];[.V55];[.V58];[.V61];[.V64];[.V67];[.V70];[.V73];[.V76];)" office:value-type="float" office:value="33959" calcext:value-type="float">
            <text:p>33,959</text:p>
          </table:table-cell>
          <table:table-cell table:style-name="ce38" table:formula="of:=SUM([.W16];[.W19];[.W22];[.W25];[.W28];[.W31];[.W34];[.W37];[.W40];[.W43];[.W46];[.W49];[.W52];[.W55];[.W58];[.W61];[.W64];[.W67];[.W70];[.W73];[.W76];)" office:value-type="float" office:value="23" calcext:value-type="float">
            <text:p>23</text:p>
          </table:table-cell>
          <table:table-cell table:style-name="ce55" table:formula="of:=SUM([.X16];[.X19];[.X22];[.X25];[.X28];[.X31];[.X34];[.X37];[.X40];[.X43];[.X46];[.X49];[.X52];[.X55];[.X58];[.X61];[.X64];[.X67];[.X70];[.X73];[.X76];)" office:value-type="float" office:value="56" calcext:value-type="float">
            <text:p>56</text:p>
          </table:table-cell>
          <table:table-cell table:style-name="ce68" table:formula="of:=[.C13]-[.N13]" office:value-type="float" office:value="2844" calcext:value-type="float">
            <text:p>2,844</text:p>
          </table:table-cell>
          <table:table-cell table:style-name="ce76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table:formula="of:=SUM([.C17];[.C20];[.C23];[.C26];[.C29];[.C32];[.C35];[.C38];[.C41];[.C44];[.C47];[.C50];[.C53];[.C56];[.C59];[.C62];[.C65];[.C68];[.C71];[.C74];[.C77];)" office:value-type="float" office:value="39191" calcext:value-type="float">
            <text:p>39,191</text:p>
          </table:table-cell>
          <table:table-cell table:style-name="ce39" table:formula="of:=SUM([.D17];[.D20];[.D23];[.D26];[.D29];[.D32];[.D35];[.D38];[.D41];[.D44];[.D47];[.D50];[.D53];[.D56];[.D59];[.D62];[.D65];[.D68];[.D71];[.D74];[.D77];)" office:value-type="float" office:value="976" calcext:value-type="float">
            <text:p>976</text:p>
          </table:table-cell>
          <table:table-cell table:style-name="ce39" table:formula="of:=SUM([.E17];[.E20];[.E23];[.E26];[.E29];[.E32];[.E35];[.E38];[.E41];[.E44];[.E47];[.E50];[.E53];[.E56];[.E59];[.E62];[.E65];[.E68];[.E71];[.E74];[.E77];)" office:value-type="float" office:value="4027" calcext:value-type="float">
            <text:p>4,027</text:p>
          </table:table-cell>
          <table:table-cell table:style-name="ce39" table:formula="of:=SUM([.F17];[.F20];[.F23];[.F26];[.F29];[.F32];[.F35];[.F38];[.F41];[.F44];[.F47];[.F50];[.F53];[.F56];[.F59];[.F62];[.F65];[.F68];[.F71];[.F74];[.F77];)" office:value-type="float" office:value="1905" calcext:value-type="float">
            <text:p>1,905</text:p>
          </table:table-cell>
          <table:table-cell table:style-name="ce39" table:formula="of:=SUM([.G17];[.G20];[.G23];[.G26];[.G29];[.G32];[.G35];[.G38];[.G41];[.G44];[.G47];[.G50];[.G53];[.G56];[.G59];[.G62];[.G65];[.G68];[.G71];[.G74];[.G77];)" office:value-type="float" office:value="0" calcext:value-type="float">
            <text:p>-</text:p>
          </table:table-cell>
          <table:table-cell table:style-name="ce39" table:formula="of:=SUM([.H17];[.H20];[.H23];[.H26];[.H29];[.H32];[.H35];[.H38];[.H41];[.H44];[.H47];[.H50];[.H53];[.H56];[.H59];[.H62];[.H65];[.H68];[.H71];[.H74];[.H77];)" office:value-type="float" office:value="206" calcext:value-type="float">
            <text:p>206</text:p>
          </table:table-cell>
          <table:table-cell table:style-name="ce39" table:formula="of:=SUM([.I17];[.I20];[.I23];[.I26];[.I29];[.I32];[.I35];[.I38];[.I41];[.I44];[.I47];[.I50];[.I53];[.I56];[.I59];[.I62];[.I65];[.I68];[.I71];[.I74];[.I77];)" office:value-type="float" office:value="0" calcext:value-type="float">
            <text:p>-</text:p>
          </table:table-cell>
          <table:table-cell table:style-name="ce39" table:formula="of:=SUM([.J17];[.J20];[.J23];[.J26];[.J29];[.J32];[.J35];[.J38];[.J41];[.J44];[.J47];[.J50];[.J53];[.J56];[.J59];[.J62];[.J65];[.J68];[.J71];[.J74];[.J77];)" office:value-type="float" office:value="16116" calcext:value-type="float">
            <text:p>16,116</text:p>
          </table:table-cell>
          <table:table-cell table:style-name="ce39" table:formula="of:=SUM([.K17];[.K20];[.K23];[.K26];[.K29];[.K32];[.K35];[.K38];[.K41];[.K44];[.K47];[.K50];[.K53];[.K56];[.K59];[.K62];[.K65];[.K68];[.K71];[.K74];[.K77];)" office:value-type="float" office:value="15684" calcext:value-type="float">
            <text:p>15,684</text:p>
          </table:table-cell>
          <table:table-cell table:style-name="ce39" table:formula="of:=SUM([.L17];[.L20];[.L23];[.L26];[.L29];[.L32];[.L35];[.L38];[.L41];[.L44];[.L47];[.L50];[.L53];[.L56];[.L59];[.L62];[.L65];[.L68];[.L71];[.L74];[.L77];)" office:value-type="float" office:value="273" calcext:value-type="float">
            <text:p>273</text:p>
          </table:table-cell>
          <table:table-cell table:style-name="ce39" table:formula="of:=SUM([.M17];[.M20];[.M23];[.M26];[.M29];[.M32];[.M35];[.M38];[.M41];[.M44];[.M47];[.M50];[.M53];[.M56];[.M59];[.M62];[.M65];[.M68];[.M71];[.M74];[.M77];)" office:value-type="float" office:value="4" calcext:value-type="float">
            <text:p>4</text:p>
          </table:table-cell>
          <table:table-cell table:style-name="ce39" table:formula="of:=SUM([.N17];[.N20];[.N23];[.N26];[.N29];[.N32];[.N35];[.N38];[.N41];[.N44];[.N47];[.N50];[.N53];[.N56];[.N59];[.N62];[.N65];[.N68];[.N71];[.N74];[.N77];)" office:value-type="float" office:value="38103" calcext:value-type="float">
            <text:p>38,103</text:p>
          </table:table-cell>
          <table:table-cell table:style-name="ce39" table:formula="of:=SUM([.O17];[.O20];[.O23];[.O26];[.O29];[.O32];[.O35];[.O38];[.O41];[.O44];[.O47];[.O50];[.O53];[.O56];[.O59];[.O62];[.O65];[.O68];[.O71];[.O74];[.O77];)" office:value-type="float" office:value="1444" calcext:value-type="float">
            <text:p>1,444</text:p>
          </table:table-cell>
          <table:table-cell table:style-name="ce39" table:formula="of:=SUM([.P17];[.P20];[.P23];[.P26];[.P29];[.P32];[.P35];[.P38];[.P41];[.P44];[.P47];[.P50];[.P53];[.P56];[.P59];[.P62];[.P65];[.P68];[.P71];[.P74];[.P77];)" office:value-type="float" office:value="2819" calcext:value-type="float">
            <text:p>2,819</text:p>
          </table:table-cell>
          <table:table-cell table:style-name="ce39" table:formula="of:=SUM([.Q17];[.Q20];[.Q23];[.Q26];[.Q29];[.Q32];[.Q35];[.Q38];[.Q41];[.Q44];[.Q47];[.Q50];[.Q53];[.Q56];[.Q59];[.Q62];[.Q65];[.Q68];[.Q71];[.Q74];[.Q77];)" office:value-type="float" office:value="1823" calcext:value-type="float">
            <text:p>1,823</text:p>
          </table:table-cell>
          <table:table-cell table:style-name="ce39" table:formula="of:=SUM([.R17];[.R20];[.R23];[.R26];[.R29];[.R32];[.R35];[.R38];[.R41];[.R44];[.R47];[.R50];[.R53];[.R56];[.R59];[.R62];[.R65];[.R68];[.R71];[.R74];[.R77];)" office:value-type="float" office:value="0" calcext:value-type="float">
            <text:p>-</text:p>
          </table:table-cell>
          <table:table-cell table:style-name="ce39" table:formula="of:=SUM([.S17];[.S20];[.S23];[.S26];[.S29];[.S32];[.S35];[.S38];[.S41];[.S44];[.S47];[.S50];[.S53];[.S56];[.S59];[.S62];[.S65];[.S68];[.S71];[.S74];[.S77];)" office:value-type="float" office:value="179" calcext:value-type="float">
            <text:p>179</text:p>
          </table:table-cell>
          <table:table-cell table:style-name="ce39" table:formula="of:=SUM([.T17];[.T20];[.T23];[.T26];[.T29];[.T32];[.T35];[.T38];[.T41];[.T44];[.T47];[.T50];[.T53];[.T56];[.T59];[.T62];[.T65];[.T68];[.T71];[.T74];[.T77];)" office:value-type="float" office:value="0" calcext:value-type="float">
            <text:p>-</text:p>
          </table:table-cell>
          <table:table-cell table:style-name="ce39" table:formula="of:=SUM([.U17];[.U20];[.U23];[.U26];[.U29];[.U32];[.U35];[.U38];[.U41];[.U44];[.U47];[.U50];[.U53];[.U56];[.U59];[.U62];[.U65];[.U68];[.U71];[.U74];[.U77];)" office:value-type="float" office:value="16114" calcext:value-type="float">
            <text:p>16,114</text:p>
          </table:table-cell>
          <table:table-cell table:style-name="ce39" table:formula="of:=SUM([.V17];[.V20];[.V23];[.V26];[.V29];[.V32];[.V35];[.V38];[.V41];[.V44];[.V47];[.V50];[.V53];[.V56];[.V59];[.V62];[.V65];[.V68];[.V71];[.V74];[.V77];)" office:value-type="float" office:value="15678" calcext:value-type="float">
            <text:p>15,678</text:p>
          </table:table-cell>
          <table:table-cell table:style-name="ce39" table:formula="of:=SUM([.W17];[.W20];[.W23];[.W26];[.W29];[.W32];[.W35];[.W38];[.W41];[.W44];[.W47];[.W50];[.W53];[.W56];[.W59];[.W62];[.W65];[.W68];[.W71];[.W74];[.W77];)" office:value-type="float" office:value="9" calcext:value-type="float">
            <text:p>9</text:p>
          </table:table-cell>
          <table:table-cell table:style-name="ce56" table:formula="of:=SUM([.X17];[.X20];[.X23];[.X26];[.X29];[.X32];[.X35];[.X38];[.X41];[.X44];[.X47];[.X50];[.X53];[.X56];[.X59];[.X62];[.X65];[.X68];[.X71];[.X74];[.X77];)" office:value-type="float" office:value="37" calcext:value-type="float">
            <text:p>37</text:p>
          </table:table-cell>
          <table:table-cell table:style-name="ce69" table:formula="of:=[.C14]-[.N14]" office:value-type="float" office:value="1088" calcext:value-type="float">
            <text:p>1,088</text:p>
          </table:table-cell>
          <table:table-cell table:style-name="ce76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table:formula="of:=SUM([.C18];[.C21];[.C24];[.C27];[.C30];[.C33];[.C36];[.C39];[.C42];[.C45];[.C48];[.C51];[.C54];[.C57];[.C60];[.C63];[.C66];[.C69];[.C72];[.C75];[.C78];)" office:value-type="float" office:value="44972" calcext:value-type="float">
            <text:p>44,972</text:p>
          </table:table-cell>
          <table:table-cell table:style-name="ce40" table:formula="of:=SUM([.D18];[.D21];[.D24];[.D27];[.D30];[.D33];[.D36];[.D39];[.D42];[.D45];[.D48];[.D51];[.D54];[.D57];[.D60];[.D63];[.D66];[.D69];[.D72];[.D75];[.D78];)" office:value-type="float" office:value="1017" calcext:value-type="float">
            <text:p>1,017</text:p>
          </table:table-cell>
          <table:table-cell table:style-name="ce40" table:formula="of:=SUM([.E18];[.E21];[.E24];[.E27];[.E30];[.E33];[.E36];[.E39];[.E42];[.E45];[.E48];[.E51];[.E54];[.E57];[.E60];[.E63];[.E66];[.E69];[.E72];[.E75];[.E78];)" office:value-type="float" office:value="4558" calcext:value-type="float">
            <text:p>4,558</text:p>
          </table:table-cell>
          <table:table-cell table:style-name="ce40" table:formula="of:=SUM([.F18];[.F21];[.F24];[.F27];[.F30];[.F33];[.F36];[.F39];[.F42];[.F45];[.F48];[.F51];[.F54];[.F57];[.F60];[.F63];[.F66];[.F69];[.F72];[.F75];[.F78];)" office:value-type="float" office:value="1971" calcext:value-type="float">
            <text:p>1,971</text:p>
          </table:table-cell>
          <table:table-cell table:style-name="ce40" table:formula="of:=SUM([.G18];[.G21];[.G24];[.G27];[.G30];[.G33];[.G36];[.G39];[.G42];[.G45];[.G48];[.G51];[.G54];[.G57];[.G60];[.G63];[.G66];[.G69];[.G72];[.G75];[.G78];)" office:value-type="float" office:value="0" calcext:value-type="float">
            <text:p>-</text:p>
          </table:table-cell>
          <table:table-cell table:style-name="ce40" table:formula="of:=SUM([.H18];[.H21];[.H24];[.H27];[.H30];[.H33];[.H36];[.H39];[.H42];[.H45];[.H48];[.H51];[.H54];[.H57];[.H60];[.H63];[.H66];[.H69];[.H72];[.H75];[.H78];)" office:value-type="float" office:value="116" calcext:value-type="float">
            <text:p>116</text:p>
          </table:table-cell>
          <table:table-cell table:style-name="ce40" table:formula="of:=SUM([.I18];[.I21];[.I24];[.I27];[.I30];[.I33];[.I36];[.I39];[.I42];[.I45];[.I48];[.I51];[.I54];[.I57];[.I60];[.I63];[.I66];[.I69];[.I72];[.I75];[.I78];)" office:value-type="float" office:value="0" calcext:value-type="float">
            <text:p>-</text:p>
          </table:table-cell>
          <table:table-cell table:style-name="ce40" table:formula="of:=SUM([.J18];[.J21];[.J24];[.J27];[.J30];[.J33];[.J36];[.J39];[.J42];[.J45];[.J48];[.J51];[.J54];[.J57];[.J60];[.J63];[.J66];[.J69];[.J72];[.J75];[.J78];)" office:value-type="float" office:value="17827" calcext:value-type="float">
            <text:p>17,827</text:p>
          </table:table-cell>
          <table:table-cell table:style-name="ce40" table:formula="of:=SUM([.K18];[.K21];[.K24];[.K27];[.K30];[.K33];[.K36];[.K39];[.K42];[.K45];[.K48];[.K51];[.K54];[.K57];[.K60];[.K63];[.K66];[.K69];[.K72];[.K75];[.K78];)" office:value-type="float" office:value="18288" calcext:value-type="float">
            <text:p>18,288</text:p>
          </table:table-cell>
          <table:table-cell table:style-name="ce40" table:formula="of:=SUM([.L18];[.L21];[.L24];[.L27];[.L30];[.L33];[.L36];[.L39];[.L42];[.L45];[.L48];[.L51];[.L54];[.L57];[.L60];[.L63];[.L66];[.L69];[.L72];[.L75];[.L78];)" office:value-type="float" office:value="1191" calcext:value-type="float">
            <text:p>1,191</text:p>
          </table:table-cell>
          <table:table-cell table:style-name="ce40" table:formula="of:=SUM([.M18];[.M21];[.M24];[.M27];[.M30];[.M33];[.M36];[.M39];[.M42];[.M45];[.M48];[.M51];[.M54];[.M57];[.M60];[.M63];[.M66];[.M69];[.M72];[.M75];[.M78];)" office:value-type="float" office:value="4" calcext:value-type="float">
            <text:p>4</text:p>
          </table:table-cell>
          <table:table-cell table:style-name="ce40" table:formula="of:=SUM([.N18];[.N21];[.N24];[.N27];[.N30];[.N33];[.N36];[.N39];[.N42];[.N45];[.N48];[.N51];[.N54];[.N57];[.N60];[.N63];[.N66];[.N69];[.N72];[.N75];[.N78];)" office:value-type="float" office:value="43216" calcext:value-type="float">
            <text:p>43,216</text:p>
          </table:table-cell>
          <table:table-cell table:style-name="ce40" table:formula="of:=SUM([.O18];[.O21];[.O24];[.O27];[.O30];[.O33];[.O36];[.O39];[.O42];[.O45];[.O48];[.O51];[.O54];[.O57];[.O60];[.O63];[.O66];[.O69];[.O72];[.O75];[.O78];)" office:value-type="float" office:value="1525" calcext:value-type="float">
            <text:p>1,525</text:p>
          </table:table-cell>
          <table:table-cell table:style-name="ce40" table:formula="of:=SUM([.P18];[.P21];[.P24];[.P27];[.P30];[.P33];[.P36];[.P39];[.P42];[.P45];[.P48];[.P51];[.P54];[.P57];[.P60];[.P63];[.P66];[.P69];[.P72];[.P75];[.P78];)" office:value-type="float" office:value="3213" calcext:value-type="float">
            <text:p>3,213</text:p>
          </table:table-cell>
          <table:table-cell table:style-name="ce40" table:formula="of:=SUM([.Q18];[.Q21];[.Q24];[.Q27];[.Q30];[.Q33];[.Q36];[.Q39];[.Q42];[.Q45];[.Q48];[.Q51];[.Q54];[.Q57];[.Q60];[.Q63];[.Q66];[.Q69];[.Q72];[.Q75];[.Q78];)" office:value-type="float" office:value="2136" calcext:value-type="float">
            <text:p>2,136</text:p>
          </table:table-cell>
          <table:table-cell table:style-name="ce40" table:formula="of:=SUM([.R18];[.R21];[.R24];[.R27];[.R30];[.R33];[.R36];[.R39];[.R42];[.R45];[.R48];[.R51];[.R54];[.R57];[.R60];[.R63];[.R66];[.R69];[.R72];[.R75];[.R78];)" office:value-type="float" office:value="0" calcext:value-type="float">
            <text:p>-</text:p>
          </table:table-cell>
          <table:table-cell table:style-name="ce40" table:formula="of:=SUM([.S18];[.S21];[.S24];[.S27];[.S30];[.S33];[.S36];[.S39];[.S42];[.S45];[.S48];[.S51];[.S54];[.S57];[.S60];[.S63];[.S66];[.S69];[.S72];[.S75];[.S78];)" office:value-type="float" office:value="208" calcext:value-type="float">
            <text:p>208</text:p>
          </table:table-cell>
          <table:table-cell table:style-name="ce40" table:formula="of:=SUM([.T18];[.T21];[.T24];[.T27];[.T30];[.T33];[.T36];[.T39];[.T42];[.T45];[.T48];[.T51];[.T54];[.T57];[.T60];[.T63];[.T66];[.T69];[.T72];[.T75];[.T78];)" office:value-type="float" office:value="0" calcext:value-type="float">
            <text:p>-</text:p>
          </table:table-cell>
          <table:table-cell table:style-name="ce40" table:formula="of:=SUM([.U18];[.U21];[.U24];[.U27];[.U30];[.U33];[.U36];[.U39];[.U42];[.U45];[.U48];[.U51];[.U54];[.U57];[.U60];[.U63];[.U66];[.U69];[.U72];[.U75];[.U78];)" office:value-type="float" office:value="17820" calcext:value-type="float">
            <text:p>17,820</text:p>
          </table:table-cell>
          <table:table-cell table:style-name="ce40" table:formula="of:=SUM([.V18];[.V21];[.V24];[.V27];[.V30];[.V33];[.V36];[.V39];[.V42];[.V45];[.V48];[.V51];[.V54];[.V57];[.V60];[.V63];[.V66];[.V69];[.V72];[.V75];[.V78];)" office:value-type="float" office:value="18281" calcext:value-type="float">
            <text:p>18,281</text:p>
          </table:table-cell>
          <table:table-cell table:style-name="ce40" table:formula="of:=SUM([.W18];[.W21];[.W24];[.W27];[.W30];[.W33];[.W36];[.W39];[.W42];[.W45];[.W48];[.W51];[.W54];[.W57];[.W60];[.W63];[.W66];[.W69];[.W72];[.W75];[.W78];)" office:value-type="float" office:value="14" calcext:value-type="float">
            <text:p>14</text:p>
          </table:table-cell>
          <table:table-cell table:style-name="ce57" table:formula="of:=SUM([.X18];[.X21];[.X24];[.X27];[.X30];[.X33];[.X36];[.X39];[.X42];[.X45];[.X48];[.X51];[.X54];[.X57];[.X60];[.X63];[.X66];[.X69];[.X72];[.X75];[.X78];)" office:value-type="float" office:value="19" calcext:value-type="float">
            <text:p>19</text:p>
          </table:table-cell>
          <table:table-cell table:style-name="ce70" table:formula="of:=[.C15]-[.N15]" office:value-type="float" office:value="1756" calcext:value-type="float">
            <text:p>1,756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223" calcext:value-type="float">
            <text:p>20,223</text:p>
          </table:table-cell>
          <table:table-cell table:style-name="ce41" office:value-type="float" office:value="714" calcext:value-type="float">
            <text:p>714</text:p>
          </table:table-cell>
          <table:table-cell table:style-name="ce41" office:value-type="float" office:value="5599" calcext:value-type="float">
            <text:p>5,599</text:p>
          </table:table-cell>
          <table:table-cell table:style-name="ce41" office:value-type="float" office:value="293" calcext:value-type="float">
            <text:p>2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13" calcext:value-type="float">
            <text:p>5,413</text:p>
          </table:table-cell>
          <table:table-cell table:style-name="ce41" office:value-type="float" office:value="7747" calcext:value-type="float">
            <text:p>7,747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7866" calcext:value-type="float">
            <text:p>17,866</text:p>
          </table:table-cell>
          <table:table-cell table:style-name="ce41" office:value-type="float" office:value="913" calcext:value-type="float">
            <text:p>913</text:p>
          </table:table-cell>
          <table:table-cell table:style-name="ce41" office:value-type="float" office:value="3467" calcext:value-type="float">
            <text:p>3,467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07" calcext:value-type="float">
            <text:p>5,307</text:p>
          </table:table-cell>
          <table:table-cell table:style-name="ce41" office:value-type="float" office:value="7738" calcext:value-type="float">
            <text:p>7,738</text:p>
          </table:table-cell>
          <table:table-cell table:style-name="ce41" office:value-type="float" office:value="5" calcext:value-type="float">
            <text:p>5</text:p>
          </table:table-cell>
          <table:table-cell table:style-name="ce58" office:value-type="float" office:value="20" calcext:value-type="float">
            <text:p>20</text:p>
          </table:table-cell>
          <table:table-cell table:style-name="ce71" table:formula="of:=[.C16]-[.N16]" office:value-type="float" office:value="2357" calcext:value-type="float">
            <text:p>2,35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292" calcext:value-type="float">
            <text:p>9,292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551" calcext:value-type="float">
            <text:p>2,551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65" calcext:value-type="float">
            <text:p>2,565</text:p>
          </table:table-cell>
          <table:table-cell table:style-name="ce42" office:value-type="float" office:value="3542" calcext:value-type="float">
            <text:p>3,542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342" calcext:value-type="float">
            <text:p>8,342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1604" calcext:value-type="float">
            <text:p>1,604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56" calcext:value-type="float">
            <text:p>2,556</text:p>
          </table:table-cell>
          <table:table-cell table:style-name="ce42" office:value-type="float" office:value="3536" calcext:value-type="float">
            <text:p>3,536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3" calcext:value-type="float">
            <text:p>13</text:p>
          </table:table-cell>
          <table:table-cell table:style-name="ce72" table:formula="of:=[.C17]-[.N17]" office:value-type="float" office:value="950" calcext:value-type="float">
            <text:p>950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931" calcext:value-type="float">
            <text:p>10,931</text:p>
          </table:table-cell>
          <table:table-cell table:style-name="ce43" office:value-type="float" office:value="380" calcext:value-type="float">
            <text:p>380</text:p>
          </table:table-cell>
          <table:table-cell table:style-name="ce43" office:value-type="float" office:value="3048" calcext:value-type="float">
            <text:p>3,048</text:p>
          </table:table-cell>
          <table:table-cell table:style-name="ce43" office:value-type="float" office:value="148" calcext:value-type="float">
            <text:p>1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48" calcext:value-type="float">
            <text:p>2,848</text:p>
          </table:table-cell>
          <table:table-cell table:style-name="ce43" office:value-type="float" office:value="4205" calcext:value-type="float">
            <text:p>4,205</text:p>
          </table:table-cell>
          <table:table-cell table:style-name="ce43" office:value-type="float" office:value="259" calcext:value-type="float">
            <text:p>25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9524" calcext:value-type="float">
            <text:p>9,524</text:p>
          </table:table-cell>
          <table:table-cell table:style-name="ce43" office:value-type="float" office:value="471" calcext:value-type="float">
            <text:p>471</text:p>
          </table:table-cell>
          <table:table-cell table:style-name="ce43" office:value-type="float" office:value="1863" calcext:value-type="float">
            <text:p>1,863</text:p>
          </table:table-cell>
          <table:table-cell table:style-name="ce43" office:value-type="float" office:value="141" calcext:value-type="float">
            <text:p>1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51" calcext:value-type="float">
            <text:p>2,751</text:p>
          </table:table-cell>
          <table:table-cell table:style-name="ce43" office:value-type="float" office:value="4202" calcext:value-type="float">
            <text:p>4,202</text:p>
          </table:table-cell>
          <table:table-cell table:style-name="ce43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73" table:formula="of:=[.C18]-[.N18]" office:value-type="float" office:value="1407" calcext:value-type="float">
            <text:p>1,40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185" calcext:value-type="float">
            <text:p>2,185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3" calcext:value-type="float">
            <text:p>683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9" calcext:value-type="float">
            <text:p>2,089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66" calcext:value-type="float">
            <text:p>666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19]-[.N19]" office:value-type="float" office:value="96" calcext:value-type="float">
            <text:p>96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89" calcext:value-type="float">
            <text:p>989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18" calcext:value-type="float">
            <text:p>118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9" calcext:value-type="float">
            <text:p>339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497" calcext:value-type="float">
            <text:p>497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0]-[.N20]" office:value-type="float" office:value="59" calcext:value-type="float">
            <text:p>5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96" calcext:value-type="float">
            <text:p>1,19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16" calcext:value-type="float">
            <text:p>116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4" calcext:value-type="float">
            <text:p>344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59" calcext:value-type="float">
            <text:p>1,159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1" calcext:value-type="float">
            <text:p>341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1]-[.N21]" office:value-type="float" office:value="37" calcext:value-type="float">
            <text:p>3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448" calcext:value-type="float">
            <text:p>10,448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787" calcext:value-type="float">
            <text:p>787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53" calcext:value-type="float">
            <text:p>4,253</text:p>
          </table:table-cell>
          <table:table-cell table:style-name="ce41" office:value-type="float" office:value="4798" calcext:value-type="float">
            <text:p>4,798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06" calcext:value-type="float">
            <text:p>9,106</text:p>
          </table:table-cell>
          <table:table-cell table:style-name="ce41" office:value-type="float" office:value="385" calcext:value-type="float">
            <text:p>385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144" calcext:value-type="float">
            <text:p>1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54" calcext:value-type="float">
            <text:p>3,154</text:p>
          </table:table-cell>
          <table:table-cell table:style-name="ce41" office:value-type="float" office:value="4797" calcext:value-type="float">
            <text:p>4,797</text:p>
          </table:table-cell>
          <table:table-cell table:style-name="ce4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2]-[.N22]" office:value-type="float" office:value="1342" calcext:value-type="float">
            <text:p>1,342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960" calcext:value-type="float">
            <text:p>4,960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389" calcext:value-type="float">
            <text:p>389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047" calcext:value-type="float">
            <text:p>2,047</text:p>
          </table:table-cell>
          <table:table-cell table:style-name="ce42" office:value-type="float" office:value="2258" calcext:value-type="float">
            <text:p>2,25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36" calcext:value-type="float">
            <text:p>4,336</text:p>
          </table:table-cell>
          <table:table-cell table:style-name="ce42" office:value-type="float" office:value="192" calcext:value-type="float">
            <text:p>192</text:p>
          </table:table-cell>
          <table:table-cell table:style-name="ce42" office:value-type="float" office:value="270" calcext:value-type="float">
            <text:p>27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12" calcext:value-type="float">
            <text:p>1,512</text:p>
          </table:table-cell>
          <table:table-cell table:style-name="ce42" office:value-type="float" office:value="2258" calcext:value-type="float">
            <text:p>2,258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23]-[.N23]" office:value-type="float" office:value="624" calcext:value-type="float">
            <text:p>62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5488" calcext:value-type="float">
            <text:p>5,488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98" calcext:value-type="float">
            <text:p>398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06" calcext:value-type="float">
            <text:p>2,206</text:p>
          </table:table-cell>
          <table:table-cell table:style-name="ce43" office:value-type="float" office:value="2540" calcext:value-type="float">
            <text:p>2,540</text:p>
          </table:table-cell>
          <table:table-cell table:style-name="ce43" office:value-type="float" office:value="144" calcext:value-type="float">
            <text:p>1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70" calcext:value-type="float">
            <text:p>4,770</text:p>
          </table:table-cell>
          <table:table-cell table:style-name="ce43" office:value-type="float" office:value="193" calcext:value-type="float">
            <text:p>193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2" calcext:value-type="float">
            <text:p>1,642</text:p>
          </table:table-cell>
          <table:table-cell table:style-name="ce43" office:value-type="float" office:value="2539" calcext:value-type="float">
            <text:p>2,539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24]-[.N24]" office:value-type="float" office:value="718" calcext:value-type="float">
            <text:p>71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52" calcext:value-type="float">
            <text:p>2,35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24" calcext:value-type="float">
            <text:p>1,424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87" calcext:value-type="float">
            <text:p>1,987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25" calcext:value-type="float">
            <text:p>1,125</text:p>
          </table:table-cell>
          <table:table-cell table:style-name="ce41" office:value-type="float" office:value="675" calcext:value-type="float">
            <text:p>67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25]-[.N25]" office:value-type="float" office:value="365" calcext:value-type="float">
            <text:p>365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02" calcext:value-type="float">
            <text:p>1,10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82" calcext:value-type="float">
            <text:p>682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1" calcext:value-type="float">
            <text:p>941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6" calcext:value-type="float">
            <text:p>546</text:p>
          </table:table-cell>
          <table:table-cell table:style-name="ce42" office:value-type="float" office:value="307" calcext:value-type="float">
            <text:p>30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6]-[.N26]" office:value-type="float" office:value="161" calcext:value-type="float">
            <text:p>161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50" calcext:value-type="float">
            <text:p>1,250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2" calcext:value-type="float">
            <text:p>742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46" calcext:value-type="float">
            <text:p>1,046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9" calcext:value-type="float">
            <text:p>579</text:p>
          </table:table-cell>
          <table:table-cell table:style-name="ce43" office:value-type="float" office:value="368" calcext:value-type="float">
            <text:p>368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27]-[.N27]" office:value-type="float" office:value="204" calcext:value-type="float">
            <text:p>204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69" calcext:value-type="float">
            <text:p>1,669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94" calcext:value-type="float">
            <text:p>894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33" calcext:value-type="float">
            <text:p>1,733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3" calcext:value-type="float">
            <text:p>963</text:p>
          </table:table-cell>
          <table:table-cell table:style-name="ce41" office:value-type="float" office:value="580" calcext:value-type="float">
            <text:p>58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28]-[.N28]" office:value-type="float" office:value="-64" calcext:value-type="float">
            <text:p><text:s text:c="7"/>－64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41" calcext:value-type="float">
            <text:p>441</text:p>
          </table:table-cell>
          <table:table-cell table:style-name="ce42" office:value-type="float" office:value="291" calcext:value-type="float">
            <text:p>29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19" calcext:value-type="float">
            <text:p>819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290" calcext:value-type="float">
            <text:p>29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29]-[.N29]" office:value-type="float" office:value="-12" calcext:value-type="float">
            <text:p><text:s text:c="7"/>－12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3" calcext:value-type="float">
            <text:p>453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4" calcext:value-type="float">
            <text:p>914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24" calcext:value-type="float">
            <text:p>524</text:p>
          </table:table-cell>
          <table:table-cell table:style-name="ce43" office:value-type="float" office:value="290" calcext:value-type="float">
            <text:p>29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0]-[.N30]" office:value-type="float" office:value="-52" calcext:value-type="float">
            <text:p><text:s text:c="7"/>－52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829" calcext:value-type="float">
            <text:p>5,829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16" calcext:value-type="float">
            <text:p>3,316</text:p>
          </table:table-cell>
          <table:table-cell table:style-name="ce41" office:value-type="float" office:value="2125" calcext:value-type="float">
            <text:p>2,125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75" calcext:value-type="float">
            <text:p>5,575</text:p>
          </table:table-cell>
          <table:table-cell table:style-name="ce41" office:value-type="float" office:value="197" calcext:value-type="float">
            <text:p>197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13" calcext:value-type="float">
            <text:p>3,013</text:p>
          </table:table-cell>
          <table:table-cell table:style-name="ce41" office:value-type="float" office:value="2124" calcext:value-type="float">
            <text:p>2,124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7" calcext:value-type="float">
            <text:p>7</text:p>
          </table:table-cell>
          <table:table-cell table:style-name="ce71" table:formula="of:=[.C31]-[.N31]" office:value-type="float" office:value="254" calcext:value-type="float">
            <text:p>254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82" calcext:value-type="float">
            <text:p>2,682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52" calcext:value-type="float">
            <text:p>1,552</text:p>
          </table:table-cell>
          <table:table-cell table:style-name="ce42" office:value-type="float" office:value="978" calcext:value-type="float">
            <text:p>97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15" calcext:value-type="float">
            <text:p>2,61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8" calcext:value-type="float">
            <text:p>1,428</text:p>
          </table:table-cell>
          <table:table-cell table:style-name="ce42" office:value-type="float" office:value="978" calcext:value-type="float">
            <text:p>978</text:p>
          </table:table-cell>
          <table:table-cell table:style-name="ce42" office:value-type="float" office:value="2" calcext:value-type="float">
            <text:p>2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2]-[.N32]" office:value-type="float" office:value="67" calcext:value-type="float">
            <text:p>67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47" calcext:value-type="float">
            <text:p>3,14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64" calcext:value-type="float">
            <text:p>1,764</text:p>
          </table:table-cell>
          <table:table-cell table:style-name="ce43" office:value-type="float" office:value="1147" calcext:value-type="float">
            <text:p>1,147</text:p>
          </table:table-cell>
          <table:table-cell table:style-name="ce43" office:value-type="float" office:value="99" calcext:value-type="float">
            <text:p>9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60" calcext:value-type="float">
            <text:p>2,960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85" calcext:value-type="float">
            <text:p>1,585</text:p>
          </table:table-cell>
          <table:table-cell table:style-name="ce43" office:value-type="float" office:value="1146" calcext:value-type="float">
            <text:p>1,14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6" calcext:value-type="float">
            <text:p>6</text:p>
          </table:table-cell>
          <table:table-cell table:style-name="ce73" table:formula="of:=[.C33]-[.N33]" office:value-type="float" office:value="187" calcext:value-type="float">
            <text:p>187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483" calcext:value-type="float">
            <text:p>3,483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82" calcext:value-type="float">
            <text:p>1,382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840" calcext:value-type="float">
            <text:p>3,840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140" calcext:value-type="float">
            <text:p>140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73" calcext:value-type="float">
            <text:p>1,773</text:p>
          </table:table-cell>
          <table:table-cell table:style-name="ce41" office:value-type="float" office:value="1758" calcext:value-type="float">
            <text:p>1,758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34]-[.N34]" office:value-type="float" office:value="-357" calcext:value-type="float">
            <text:p><text:s text:c="7"/>－357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53" calcext:value-type="float">
            <text:p>1,653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36" calcext:value-type="float">
            <text:p>636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2" calcext:value-type="float">
            <text:p>1,872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57" calcext:value-type="float">
            <text:p>857</text:p>
          </table:table-cell>
          <table:table-cell table:style-name="ce42" office:value-type="float" office:value="867" calcext:value-type="float">
            <text:p>86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35]-[.N35]" office:value-type="float" office:value="-219" calcext:value-type="float">
            <text:p><text:s text:c="7"/>－219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830" calcext:value-type="float">
            <text:p>1,830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891" calcext:value-type="float">
            <text:p>891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968" calcext:value-type="float">
            <text:p>1,968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16" calcext:value-type="float">
            <text:p>916</text:p>
          </table:table-cell>
          <table:table-cell table:style-name="ce43" office:value-type="float" office:value="891" calcext:value-type="float">
            <text:p>89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36]-[.N36]" office:value-type="float" office:value="-138" calcext:value-type="float">
            <text:p><text:s text:c="7"/>－13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2" calcext:value-type="float">
            <text:p>912</text:p>
          </table:table-cell>
          <table:table-cell table:style-name="ce41" office:value-type="float" office:value="651" calcext:value-type="float">
            <text:p>651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73" calcext:value-type="float">
            <text:p>1,87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73" calcext:value-type="float">
            <text:p>7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6" calcext:value-type="float">
            <text:p>1,056</text:p>
          </table:table-cell>
          <table:table-cell table:style-name="ce41" office:value-type="float" office:value="651" calcext:value-type="float">
            <text:p>651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5" calcext:value-type="float">
            <text:p>5</text:p>
          </table:table-cell>
          <table:table-cell table:style-name="ce71" table:formula="of:=[.C37]-[.N37]" office:value-type="float" office:value="-150" calcext:value-type="float">
            <text:p><text:s text:c="7"/>－150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5" calcext:value-type="float">
            <text:p>815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97" calcext:value-type="float">
            <text:p>897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2" calcext:value-type="float">
            <text:p>512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ce72" table:formula="of:=[.C38]-[.N38]" office:value-type="float" office:value="-82" calcext:value-type="float">
            <text:p><text:s text:c="7"/>－82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08" calcext:value-type="float">
            <text:p>908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73" calcext:value-type="float">
            <text:p>473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76" calcext:value-type="float">
            <text:p>976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4" calcext:value-type="float">
            <text:p>544</text:p>
          </table:table-cell>
          <table:table-cell table:style-name="ce43" office:value-type="float" office:value="346" calcext:value-type="float">
            <text:p>34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39]-[.N39]" office:value-type="float" office:value="-68" calcext:value-type="float">
            <text:p><text:s text:c="7"/>－68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93" calcext:value-type="float">
            <text:p>2,293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7" calcext:value-type="float">
            <text:p>1,147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86" calcext:value-type="float">
            <text:p>2,586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71" calcext:value-type="float">
            <text:p>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4" calcext:value-type="float">
            <text:p>1,474</text:p>
          </table:table-cell>
          <table:table-cell table:style-name="ce41" office:value-type="float" office:value="891" calcext:value-type="float">
            <text:p>89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0]-[.N40]" office:value-type="float" office:value="-293" calcext:value-type="float">
            <text:p><text:s text:c="7"/>－293</text:p>
          </table:table-cell>
          <table:table-cell table:style-name="ce76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57" calcext:value-type="float">
            <text:p>1,05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4" calcext:value-type="float">
            <text:p>544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0" calcext:value-type="float">
            <text:p>1,21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07" calcext:value-type="float">
            <text:p>707</text:p>
          </table:table-cell>
          <table:table-cell table:style-name="ce42" office:value-type="float" office:value="395" calcext:value-type="float">
            <text:p>39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1]-[.N41]" office:value-type="float" office:value="-153" calcext:value-type="float">
            <text:p><text:s text:c="7"/>－153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36" calcext:value-type="float">
            <text:p>1,236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76" calcext:value-type="float">
            <text:p>1,37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7" calcext:value-type="float">
            <text:p>767</text:p>
          </table:table-cell>
          <table:table-cell table:style-name="ce43" office:value-type="float" office:value="496" calcext:value-type="float">
            <text:p>49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2]-[.N42]" office:value-type="float" office:value="-140" calcext:value-type="float">
            <text:p><text:s text:c="7"/>－140</text:p>
          </table:table-cell>
          <table:table-cell table:style-name="ce76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94" calcext:value-type="float">
            <text:p>1,79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63" calcext:value-type="float">
            <text:p>1,163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09" calcext:value-type="float">
            <text:p>2,00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1" calcext:value-type="float">
            <text:p>1,401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43]-[.N43]" office:value-type="float" office:value="-215" calcext:value-type="float">
            <text:p><text:s text:c="7"/>－215</text:p>
          </table:table-cell>
          <table:table-cell table:style-name="ce76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27" calcext:value-type="float">
            <text:p>527</text:p>
          </table:table-cell>
          <table:table-cell table:style-name="ce42" office:value-type="float" office:value="205" calcext:value-type="float">
            <text:p>2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931" calcext:value-type="float">
            <text:p>93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44" calcext:value-type="float">
            <text:p>644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44]-[.N44]" office:value-type="float" office:value="-124" calcext:value-type="float">
            <text:p><text:s text:c="7"/>－124</text:p>
          </table:table-cell>
          <table:table-cell table:style-name="ce76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87" calcext:value-type="float">
            <text:p>98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6" calcext:value-type="float">
            <text:p>636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8" calcext:value-type="float">
            <text:p>1,078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39" calcext:value-type="float">
            <text:p>39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57" calcext:value-type="float">
            <text:p>757</text:p>
          </table:table-cell>
          <table:table-cell table:style-name="ce43" office:value-type="float" office:value="230" calcext:value-type="float">
            <text:p>230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45]-[.N45]" office:value-type="float" office:value="-91" calcext:value-type="float">
            <text:p><text:s text:c="7"/>－91</text:p>
          </table:table-cell>
          <table:table-cell table:style-name="ce76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714" calcext:value-type="float">
            <text:p>3,71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88" calcext:value-type="float">
            <text:p>1,888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86" calcext:value-type="float">
            <text:p>3,686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18" calcext:value-type="float">
            <text:p>1,918</text:p>
          </table:table-cell>
          <table:table-cell table:style-name="ce41" office:value-type="float" office:value="1386" calcext:value-type="float">
            <text:p>1,386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46]-[.N46]" office:value-type="float" office:value="28" calcext:value-type="float">
            <text:p>28</text:p>
          </table:table-cell>
          <table:table-cell table:style-name="ce76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14" calcext:value-type="float">
            <text:p>1,714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89" calcext:value-type="float">
            <text:p>889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40" calcext:value-type="float">
            <text:p>1,740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06" calcext:value-type="float">
            <text:p>906</text:p>
          </table:table-cell>
          <table:table-cell table:style-name="ce42" office:value-type="float" office:value="637" calcext:value-type="float">
            <text:p>63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47]-[.N47]" office:value-type="float" office:value="-26" calcext:value-type="float">
            <text:p><text:s text:c="7"/>－26</text:p>
          </table:table-cell>
          <table:table-cell table:style-name="ce76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00" calcext:value-type="float">
            <text:p>2,000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99" calcext:value-type="float">
            <text:p>999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46" calcext:value-type="float">
            <text:p>1,946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2" calcext:value-type="float">
            <text:p>1,012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48]-[.N48]" office:value-type="float" office:value="54" calcext:value-type="float">
            <text:p>54</text:p>
          </table:table-cell>
          <table:table-cell table:style-name="ce76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153" calcext:value-type="float">
            <text:p>5,153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1958" calcext:value-type="float">
            <text:p>1,95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56" calcext:value-type="float">
            <text:p>1,256</text:p>
          </table:table-cell>
          <table:table-cell table:style-name="ce41" office:value-type="float" office:value="1659" calcext:value-type="float">
            <text:p>1,659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489" calcext:value-type="float">
            <text:p>5,489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42" calcext:value-type="float">
            <text:p>1,542</text:p>
          </table:table-cell>
          <table:table-cell table:style-name="ce41" office:value-type="float" office:value="1660" calcext:value-type="float">
            <text:p>1,660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49]-[.N49]" office:value-type="float" office:value="-336" calcext:value-type="float">
            <text:p><text:s text:c="7"/>－336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07" calcext:value-type="float">
            <text:p>2,407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937" calcext:value-type="float">
            <text:p>9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2" calcext:value-type="float">
            <text:p>602</text:p>
          </table:table-cell>
          <table:table-cell table:style-name="ce42" office:value-type="float" office:value="767" calcext:value-type="float">
            <text:p>767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2516" calcext:value-type="float">
            <text:p>2,516</text:p>
          </table:table-cell>
          <table:table-cell table:style-name="ce42" office:value-type="float" office:value="74" calcext:value-type="float">
            <text:p>7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907" calcext:value-type="float">
            <text:p>90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5" calcext:value-type="float">
            <text:p>715</text:p>
          </table:table-cell>
          <table:table-cell table:style-name="ce42" office:value-type="float" office:value="768" calcext:value-type="float">
            <text:p>768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0]-[.N50]" office:value-type="float" office:value="-109" calcext:value-type="float">
            <text:p><text:s text:c="7"/>－109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746" calcext:value-type="float">
            <text:p>2,74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1021" calcext:value-type="float">
            <text:p>1,0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4" calcext:value-type="float">
            <text:p>654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92" calcext:value-type="float">
            <text:p>9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73" calcext:value-type="float">
            <text:p>2,973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130" calcext:value-type="float">
            <text:p>1,1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27" calcext:value-type="float">
            <text:p>827</text:p>
          </table:table-cell>
          <table:table-cell table:style-name="ce43" office:value-type="float" office:value="892" calcext:value-type="float">
            <text:p>892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1]-[.N51]" office:value-type="float" office:value="-227" calcext:value-type="float">
            <text:p><text:s text:c="7"/>－22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165" calcext:value-type="float">
            <text:p>3,165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72" calcext:value-type="float">
            <text:p>72</text:p>
          </table:table-cell>
          <table:table-cell table:style-name="ce41" office:value-type="float" office:value="361" calcext:value-type="float">
            <text:p>3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58" calcext:value-type="float">
            <text:p>1,058</text:p>
          </table:table-cell>
          <table:table-cell table:style-name="ce41" office:value-type="float" office:value="1521" calcext:value-type="float">
            <text:p>1,521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460" calcext:value-type="float">
            <text:p>3,460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480" calcext:value-type="float">
            <text:p>48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41" calcext:value-type="float">
            <text:p>1,241</text:p>
          </table:table-cell>
          <table:table-cell table:style-name="ce41" office:value-type="float" office:value="1520" calcext:value-type="float">
            <text:p>1,52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3" calcext:value-type="float">
            <text:p>3</text:p>
          </table:table-cell>
          <table:table-cell table:style-name="ce71" table:formula="of:=[.C52]-[.N52]" office:value-type="float" office:value="-295" calcext:value-type="float">
            <text:p><text:s text:c="7"/>－29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77" calcext:value-type="float">
            <text:p>1,47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79" calcext:value-type="float">
            <text:p>17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90" calcext:value-type="float">
            <text:p>490</text:p>
          </table:table-cell>
          <table:table-cell table:style-name="ce42" office:value-type="float" office:value="724" calcext:value-type="float">
            <text:p>72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648" calcext:value-type="float">
            <text:p>1,648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4" calcext:value-type="float">
            <text:p>604</text:p>
          </table:table-cell>
          <table:table-cell table:style-name="ce42" office:value-type="float" office:value="724" calcext:value-type="float">
            <text:p>72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53]-[.N53]" office:value-type="float" office:value="-171" calcext:value-type="float">
            <text:p><text:s text:c="7"/>－171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688" calcext:value-type="float">
            <text:p>1,688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182" calcext:value-type="float">
            <text:p>18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68" calcext:value-type="float">
            <text:p>568</text:p>
          </table:table-cell>
          <table:table-cell table:style-name="ce43" office:value-type="float" office:value="797" calcext:value-type="float">
            <text:p>797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12" calcext:value-type="float">
            <text:p>1,812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257" calcext:value-type="float">
            <text:p>2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7" calcext:value-type="float">
            <text:p>637</text:p>
          </table:table-cell>
          <table:table-cell table:style-name="ce43" office:value-type="float" office:value="796" calcext:value-type="float">
            <text:p>796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54]-[.N54]" office:value-type="float" office:value="-124" calcext:value-type="float">
            <text:p><text:s text:c="7"/>－12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983" calcext:value-type="float">
            <text:p>98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07" calcext:value-type="float">
            <text:p>507</text:p>
          </table:table-cell>
          <table:table-cell table:style-name="ce41" office:value-type="float" office:value="347" calcext:value-type="float">
            <text:p>347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85" calcext:value-type="float">
            <text:p>1,185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345" calcext:value-type="float">
            <text:p>345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55]-[.N55]" office:value-type="float" office:value="-202" calcext:value-type="float">
            <text:p><text:s text:c="7"/>－202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7" calcext:value-type="float">
            <text:p>247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81" calcext:value-type="float">
            <text:p>581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160" calcext:value-type="float">
            <text:p>160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56]-[.N56]" office:value-type="float" office:value="-96" calcext:value-type="float">
            <text:p><text:s text:c="7"/>－9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0" calcext:value-type="float">
            <text:p>260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04" calcext:value-type="float">
            <text:p>604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2"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57]-[.N57]" office:value-type="float" office:value="-106" calcext:value-type="float">
            <text:p><text:s text:c="7"/>－106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3" calcext:value-type="float">
            <text:p>643</text:p>
          </table:table-cell>
          <table:table-cell table:style-name="ce41" office:value-type="float" office:value="930" calcext:value-type="float">
            <text:p>93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4" calcext:value-type="float">
            <text:p>2,084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112" calcext:value-type="float">
            <text:p>112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931" calcext:value-type="float">
            <text:p>931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58]-[.N58]" office:value-type="float" office:value="-345" calcext:value-type="float">
            <text:p><text:s text:c="7"/>－34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14" calcext:value-type="float">
            <text:p>814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9" calcext:value-type="float">
            <text:p>309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10" calcext:value-type="float">
            <text:p>1,010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442" calcext:value-type="float">
            <text:p>442</text:p>
          </table:table-cell>
          <table:table-cell table:style-name="ce42" office:value-type="float" office:value="433" calcext:value-type="float">
            <text:p>433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59]-[.N59]" office:value-type="float" office:value="-196" calcext:value-type="float">
            <text:p><text:s text:c="7"/>－19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4" calcext:value-type="float">
            <text:p>334</text:p>
          </table:table-cell>
          <table:table-cell table:style-name="ce43" office:value-type="float" office:value="497" calcext:value-type="float">
            <text:p>49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4" calcext:value-type="float">
            <text:p>1,07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498" calcext:value-type="float">
            <text:p>49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0]-[.N60]" office:value-type="float" office:value="-149" calcext:value-type="float">
            <text:p><text:s text:c="7"/>－14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496" calcext:value-type="float">
            <text:p>496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57" calcext:value-type="float">
            <text:p>57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1]-[.N61]" office:value-type="float" office:value="155" calcext:value-type="float">
            <text:p>155</text:p>
          </table:table-cell>
          <table:table-cell table:style-name="ce76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4" calcext:value-type="float">
            <text:p>23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" calcext:value-type="float">
            <text:p>112</text:p>
          </table:table-cell>
          <table:table-cell table:style-name="ce42" office:value-type="float" office:value="47" calcext:value-type="float">
            <text:p>4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66" calcext:value-type="float">
            <text:p>166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9" calcext:value-type="float">
            <text:p>7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2]-[.N62]" office:value-type="float" office:value="68" calcext:value-type="float">
            <text:p>68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62" calcext:value-type="float">
            <text:p>26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5" calcext:value-type="float">
            <text:p>5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5" calcext:value-type="float">
            <text:p>17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8" calcext:value-type="float">
            <text:p>2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3]-[.N63]" office:value-type="float" office:value="87" calcext:value-type="float">
            <text:p>87</text:p>
          </table:table-cell>
          <table:table-cell table:style-name="ce76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2261" calcext:value-type="float">
            <text:p>2,26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3" calcext:value-type="float">
            <text:p>713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329" calcext:value-type="float">
            <text:p>2,32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57" calcext:value-type="float">
            <text:p>257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33" calcext:value-type="float">
            <text:p>833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64]-[.N64]" office:value-type="float" office:value="-68" calcext:value-type="float">
            <text:p><text:s text:c="7"/>－68</text:p>
          </table:table-cell>
          <table:table-cell table:style-name="ce76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74" calcext:value-type="float">
            <text:p>1,074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5" calcext:value-type="float">
            <text:p>335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04" calcext:value-type="float">
            <text:p>1,104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126" calcext:value-type="float">
            <text:p>12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0" calcext:value-type="float">
            <text:p>390</text:p>
          </table:table-cell>
          <table:table-cell table:style-name="ce42" office:value-type="float" office:value="541" calcext:value-type="float">
            <text:p>541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65]-[.N65]" office:value-type="float" office:value="-30" calcext:value-type="float">
            <text:p><text:s text:c="7"/>－30</text:p>
          </table:table-cell>
          <table:table-cell table:style-name="ce76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187" calcext:value-type="float">
            <text:p>1,187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52" calcext:value-type="float">
            <text:p>152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8" calcext:value-type="float">
            <text:p>378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25" calcext:value-type="float">
            <text:p>1,22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600" calcext:value-type="float">
            <text:p>600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66]-[.N66]" office:value-type="float" office:value="-38" calcext:value-type="float">
            <text:p><text:s text:c="7"/>－38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351" calcext:value-type="float">
            <text:p>2,351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43" calcext:value-type="float">
            <text:p>143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1" calcext:value-type="float">
            <text:p>1,231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24" calcext:value-type="float">
            <text:p>2,024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50" calcext:value-type="float">
            <text:p>950</text:p>
          </table:table-cell>
          <table:table-cell table:style-name="ce41" office:value-type="float" office:value="825" calcext:value-type="float">
            <text:p>825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8" calcext:value-type="float">
            <text:p>8</text:p>
          </table:table-cell>
          <table:table-cell table:style-name="ce71" table:formula="of:=[.C67]-[.N67]" office:value-type="float" office:value="327" calcext:value-type="float">
            <text:p>327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105" calcext:value-type="float">
            <text:p>1,105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21" calcext:value-type="float">
            <text:p>92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6" calcext:value-type="float">
            <text:p>436</text:p>
          </table:table-cell>
          <table:table-cell table:style-name="ce42" office:value-type="float" office:value="369" calcext:value-type="float">
            <text:p>369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[.C68]-[.N68]" office:value-type="float" office:value="184" calcext:value-type="float">
            <text:p>184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46" calcext:value-type="float">
            <text:p>1,24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31" calcext:value-type="float">
            <text:p>631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03" calcext:value-type="float">
            <text:p>1,103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4" calcext:value-type="float">
            <text:p>514</text:p>
          </table:table-cell>
          <table:table-cell table:style-name="ce43" office:value-type="float" office:value="456" calcext:value-type="float">
            <text:p>456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73" table:formula="of:=[.C69]-[.N69]" office:value-type="float" office:value="143" calcext:value-type="float">
            <text:p>143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132" calcext:value-type="float">
            <text:p>7,132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57" calcext:value-type="float">
            <text:p>3,257</text:p>
          </table:table-cell>
          <table:table-cell table:style-name="ce41" office:value-type="float" office:value="3121" calcext:value-type="float">
            <text:p>3,12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928" calcext:value-type="float">
            <text:p>6,928</text:p>
          </table:table-cell>
          <table:table-cell table:style-name="ce41" office:value-type="float" office:value="252" calcext:value-type="float">
            <text:p>252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29" calcext:value-type="float">
            <text:p>3,229</text:p>
          </table:table-cell>
          <table:table-cell table:style-name="ce41" office:value-type="float" office:value="3121" calcext:value-type="float">
            <text:p>3,121</text:p>
          </table:table-cell>
          <table:table-cell table:style-name="ce41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71" table:formula="of:=[.C70]-[.N70]" office:value-type="float" office:value="204" calcext:value-type="float">
            <text:p>20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23" calcext:value-type="float">
            <text:p>3,323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60" calcext:value-type="float">
            <text:p>1,560</text:p>
          </table:table-cell>
          <table:table-cell table:style-name="ce42" office:value-type="float" office:value="1416" calcext:value-type="float">
            <text:p>1,416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73" calcext:value-type="float">
            <text:p>3,17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109" calcext:value-type="float">
            <text:p>10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94" calcext:value-type="float">
            <text:p>1,494</text:p>
          </table:table-cell>
          <table:table-cell table:style-name="ce42" office:value-type="float" office:value="1416" calcext:value-type="float">
            <text:p>1,416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2" calcext:value-type="float">
            <text:p>2</text:p>
          </table:table-cell>
          <table:table-cell table:style-name="ce72" table:formula="of:=[.C71]-[.N71]" office:value-type="float" office:value="150" calcext:value-type="float">
            <text:p>15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809" calcext:value-type="float">
            <text:p>3,809</text:p>
          </table:table-cell>
          <table:table-cell table:style-name="ce43" office:value-type="float" office:value="104" calcext:value-type="float">
            <text:p>104</text:p>
          </table:table-cell>
          <table:table-cell table:style-name="ce43" office:value-type="float" office:value="174" calcext:value-type="float">
            <text:p>174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97" calcext:value-type="float">
            <text:p>1,697</text:p>
          </table:table-cell>
          <table:table-cell table:style-name="ce43" office:value-type="float" office:value="1705" calcext:value-type="float">
            <text:p>1,70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755" calcext:value-type="float">
            <text:p>3,755</text:p>
          </table:table-cell>
          <table:table-cell table:style-name="ce43" office:value-type="float" office:value="142" calcext:value-type="float">
            <text:p>142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35" calcext:value-type="float">
            <text:p>1,735</text:p>
          </table:table-cell>
          <table:table-cell table:style-name="ce43" office:value-type="float" office:value="1705" calcext:value-type="float">
            <text:p>1,705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2]-[.N72]" office:value-type="float" office:value="54" calcext:value-type="float">
            <text:p>54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33" calcext:value-type="float">
            <text:p>1,533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17" calcext:value-type="float">
            <text:p>917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79" calcext:value-type="float">
            <text:p>1,479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79" calcext:value-type="float">
            <text:p>879</text:p>
          </table:table-cell>
          <table:table-cell table:style-name="ce41" office:value-type="float" office:value="470" calcext:value-type="float">
            <text:p>47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73]-[.N73]" office:value-type="float" office:value="54" calcext:value-type="float">
            <text:p>54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94" calcext:value-type="float">
            <text:p>694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23" calcext:value-type="float">
            <text:p>423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67" calcext:value-type="float">
            <text:p>66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7" calcext:value-type="float">
            <text:p>417</text:p>
          </table:table-cell>
          <table:table-cell table:style-name="ce42" office:value-type="float" office:value="205" calcext:value-type="float">
            <text:p>205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74]-[.N74]" office:value-type="float" office:value="27" calcext:value-type="float">
            <text:p>27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39" calcext:value-type="float">
            <text:p>839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12" calcext:value-type="float">
            <text:p>81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62" calcext:value-type="float">
            <text:p>462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5]-[.N75]" office:value-type="float" office:value="27" calcext:value-type="float">
            <text:p>27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637" calcext:value-type="float">
            <text:p>3,637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37" calcext:value-type="float">
            <text:p>1,637</text:p>
          </table:table-cell>
          <table:table-cell table:style-name="ce41" office:value-type="float" office:value="1618" calcext:value-type="float">
            <text:p>1,618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50" calcext:value-type="float">
            <text:p>3,650</text:p>
          </table:table-cell>
          <table:table-cell table:style-name="ce41" office:value-type="float" office:value="148" calcext:value-type="float">
            <text:p>148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25" calcext:value-type="float">
            <text:p>1,625</text:p>
          </table:table-cell>
          <table:table-cell table:style-name="ce41" office:value-type="float" office:value="1618" calcext:value-type="float">
            <text:p>1,618</text:p>
          </table:table-cell>
          <table:table-cell table:style-name="ce4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[.C76]-[.N76]" office:value-type="float" office:value="-13" calcext:value-type="float">
            <text:p><text:s text:c="7"/>－1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00" calcext:value-type="float">
            <text:p>1,700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84" calcext:value-type="float">
            <text:p>1,684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67" calcext:value-type="float">
            <text:p>6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53" calcext:value-type="float">
            <text:p>753</text:p>
          </table:table-cell>
          <table:table-cell table:style-name="ce42" office:value-type="float" office:value="740" calcext:value-type="float">
            <text:p>740</text:p>
          </table:table-cell>
          <table:table-cell table:style-name="ce42" office:value-type="float" office:value="1" calcext:value-type="float">
            <text:p>1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[.C77]-[.N77]" office:value-type="float" office:value="16" calcext:value-type="float">
            <text:p>16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937" calcext:value-type="float">
            <text:p>1,937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60" calcext:value-type="float">
            <text:p>860</text:p>
          </table:table-cell>
          <table:table-cell table:style-name="ce43" office:value-type="float" office:value="878" calcext:value-type="float">
            <text:p>87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66" calcext:value-type="float">
            <text:p>1,966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878" calcext:value-type="float">
            <text:p>878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78]-[.N78]" office:value-type="float" office:value="-29" calcext:value-type="float">
            <text:p><text:s text:c="7"/>－29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4048" calcext:value-type="float">
            <text:p>14,048</text:p>
          </table:table-cell>
          <table:table-cell table:style-name="ce38" office:value-type="float" office:value="1158" calcext:value-type="float">
            <text:p>1,15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6037" calcext:value-type="float">
            <text:p>6,037</text:p>
          </table:table-cell>
          <table:table-cell table:style-name="ce38" office:value-type="float" office:value="45" calcext:value-type="float">
            <text:p>45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6314" calcext:value-type="float">
            <text:p>6,314</text:p>
          </table:table-cell>
          <table:table-cell table:style-name="ce38" office:value-type="float" office:value="287" calcext:value-type="float">
            <text:p>28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6945" calcext:value-type="float">
            <text:p>16,945</text:p>
          </table:table-cell>
          <table:table-cell table:style-name="ce38" office:value-type="float" office:value="1690" calcext:value-type="float">
            <text:p>1,69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office:value-type="float" office:value="8558" calcext:value-type="float">
            <text:p>8,558</text:p>
          </table:table-cell>
          <table:table-cell table:style-name="ce38" office:value-type="float" office:value="59" calcext:value-type="float">
            <text:p>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6314" calcext:value-type="float">
            <text:p>6,314</text:p>
          </table:table-cell>
          <table:table-cell table:style-name="ce38" office:value-type="float" office:value="39" calcext:value-type="float">
            <text:p>39</text:p>
          </table:table-cell>
          <table:table-cell table:style-name="ce55" office:value-type="float" office:value="6" calcext:value-type="float">
            <text:p>6</text:p>
          </table:table-cell>
          <table:table-cell table:style-name="ce68" table:formula="of:=[.C79]-[.N79]" office:value-type="float" office:value="-2897" calcext:value-type="float">
            <text:p><text:s text:c="7"/>－2,897</text:p>
          </table:table-cell>
          <table:table-cell table:style-name="ce76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6407" calcext:value-type="float">
            <text:p>6,407</text:p>
          </table:table-cell>
          <table:table-cell table:style-name="ce39" office:value-type="float" office:value="508" calcext:value-type="float">
            <text:p>508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2821" calcext:value-type="float">
            <text:p>2,821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863" calcext:value-type="float">
            <text:p>2,863</text:p>
          </table:table-cell>
          <table:table-cell table:style-name="ce39" office:value-type="float" office:value="94" calcext:value-type="float">
            <text:p>9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857" calcext:value-type="float">
            <text:p>7,857</text:p>
          </table:table-cell>
          <table:table-cell table:style-name="ce39" office:value-type="float" office:value="781" calcext:value-type="float">
            <text:p>78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4015" calcext:value-type="float">
            <text:p>4,015</text:p>
          </table:table-cell>
          <table:table-cell table:style-name="ce39" office:value-type="float" office:value="35" calcext:value-type="float">
            <text:p>3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863" calcext:value-type="float">
            <text:p>2,863</text:p>
          </table:table-cell>
          <table:table-cell table:style-name="ce39" office:value-type="float" office:value="36" calcext:value-type="float">
            <text:p>36</text:p>
          </table:table-cell>
          <table:table-cell table:style-name="ce56" office:value-type="float" office:value="5" calcext:value-type="float">
            <text:p>5</text:p>
          </table:table-cell>
          <table:table-cell table:style-name="ce69" table:formula="of:=[.C80]-[.N80]" office:value-type="float" office:value="-1450" calcext:value-type="float">
            <text:p><text:s text:c="7"/>－1,450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7641" calcext:value-type="float">
            <text:p>7,641</text:p>
          </table:table-cell>
          <table:table-cell table:style-name="ce40" office:value-type="float" office:value="650" calcext:value-type="float">
            <text:p>65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3216" calcext:value-type="float">
            <text:p>3,216</text:p>
          </table:table-cell>
          <table:table-cell table:style-name="ce40" office:value-type="float" office:value="15" calcext:value-type="float">
            <text:p>15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3451" calcext:value-type="float">
            <text:p>3,451</text:p>
          </table:table-cell>
          <table:table-cell table:style-name="ce40" office:value-type="float" office:value="193" calcext:value-type="float">
            <text:p>193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9088" calcext:value-type="float">
            <text:p>9,088</text:p>
          </table:table-cell>
          <table:table-cell table:style-name="ce40" office:value-type="float" office:value="909" calcext:value-type="float">
            <text:p>90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4543" calcext:value-type="float">
            <text:p>4,54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451" calcext:value-type="float">
            <text:p>3,451</text:p>
          </table:table-cell>
          <table:table-cell table:style-name="ce40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70" table:formula="of:=[.C81]-[.N81]" office:value-type="float" office:value="-1447" calcext:value-type="float">
            <text:p><text:s text:c="7"/>－1,447</text:p>
          </table:table-cell>
          <table:table-cell table:style-name="ce76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8632" calcext:value-type="float">
            <text:p>8,632</text:p>
          </table:table-cell>
          <table:table-cell table:style-name="ce38" office:value-type="float" office:value="243" calcext:value-type="float">
            <text:p>243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959" calcext:value-type="float">
            <text:p>3,959</text:p>
          </table:table-cell>
          <table:table-cell table:style-name="ce38" office:value-type="float" office:value="24" calcext:value-type="float">
            <text:p>2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41" calcext:value-type="float">
            <text:p>4,041</text:p>
          </table:table-cell>
          <table:table-cell table:style-name="ce38" office:value-type="float" office:value="109" calcext:value-type="float">
            <text:p>109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8515" calcext:value-type="float">
            <text:p>8,515</text:p>
          </table:table-cell>
          <table:table-cell table:style-name="ce38" office:value-type="float" office:value="343" calcext:value-type="float">
            <text:p>343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876" calcext:value-type="float">
            <text:p>3,876</text:p>
          </table:table-cell>
          <table:table-cell table:style-name="ce38" office:value-type="float" office:value="36" calcext:value-type="float">
            <text:p>3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041" calcext:value-type="float">
            <text:p>4,041</text:p>
          </table:table-cell>
          <table:table-cell table:style-name="ce38" office:value-type="float" office:value="7" calcext:value-type="float">
            <text:p>7</text:p>
          </table:table-cell>
          <table:table-cell table:style-name="ce55" office:value-type="float" office:value="6" calcext:value-type="float">
            <text:p>6</text:p>
          </table:table-cell>
          <table:table-cell table:style-name="ce68" table:formula="of:=[.C82]-[.N82]" office:value-type="float" office:value="117" calcext:value-type="float">
            <text:p>117</text:p>
          </table:table-cell>
          <table:table-cell table:style-name="ce76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906" calcext:value-type="float">
            <text:p>3,906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11" calcext:value-type="float">
            <text:p>11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3" calcext:value-type="float">
            <text:p>1,823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15" calcext:value-type="float">
            <text:p>1,815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4003" calcext:value-type="float">
            <text:p>4,003</text:p>
          </table:table-cell>
          <table:table-cell table:style-name="ce39" office:value-type="float" office:value="165" calcext:value-type="float">
            <text:p>165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905" calcext:value-type="float">
            <text:p>1,905</text:p>
          </table:table-cell>
          <table:table-cell table:style-name="ce39" office:value-type="float" office:value="17" calcext:value-type="float">
            <text:p>17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815" calcext:value-type="float">
            <text:p>1,815</text:p>
          </table:table-cell>
          <table:table-cell table:style-name="ce39" office:value-type="float" office:value="6" calcext:value-type="float">
            <text:p>6</text:p>
          </table:table-cell>
          <table:table-cell table:style-name="ce56" office:value-type="float" office:value="4" calcext:value-type="float">
            <text:p>4</text:p>
          </table:table-cell>
          <table:table-cell table:style-name="ce69" table:formula="of:=[.C83]-[.N83]" office:value-type="float" office:value="-97" calcext:value-type="float">
            <text:p><text:s text:c="7"/>－97</text:p>
          </table:table-cell>
          <table:table-cell table:style-name="ce76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4726" calcext:value-type="float">
            <text:p>4,726</text:p>
          </table:table-cell>
          <table:table-cell table:style-name="ce40" office:value-type="float" office:value="121" calcext:value-type="float">
            <text:p>121</text:p>
          </table:table-cell>
          <table:table-cell table:style-name="ce40" office:value-type="float" office:value="144" calcext:value-type="float">
            <text:p>14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136" calcext:value-type="float">
            <text:p>2,136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26" calcext:value-type="float">
            <text:p>2,226</text:p>
          </table:table-cell>
          <table:table-cell table:style-name="ce40" office:value-type="float" office:value="90" calcext:value-type="float">
            <text:p>9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512" calcext:value-type="float">
            <text:p>4,512</text:p>
          </table:table-cell>
          <table:table-cell table:style-name="ce40" office:value-type="float" office:value="178" calcext:value-type="float">
            <text:p>178</text:p>
          </table:table-cell>
          <table:table-cell table:style-name="ce40" office:value-type="float" office:value="115" calcext:value-type="float">
            <text:p>1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971" calcext:value-type="float">
            <text:p>1,971</text:p>
          </table:table-cell>
          <table:table-cell table:style-name="ce40" office:value-type="float" office:value="19" calcext:value-type="float">
            <text:p>1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226" calcext:value-type="float">
            <text:p>2,226</text:p>
          </table:table-cell>
          <table:table-cell table:style-name="ce40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70" table:formula="of:=[.C84]-[.N84]" office:value-type="float" office:value="214" calcext:value-type="float">
            <text:p>214</text:p>
          </table:table-cell>
          <table:table-cell table:style-name="ce76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620" calcext:value-type="float">
            <text:p>620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36" calcext:value-type="float">
            <text:p>36</text:p>
          </table:table-cell>
          <table:table-cell table:style-name="ce38" office:value-type="float" office:value="387" calcext:value-type="float">
            <text:p>38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28" calcext:value-type="float">
            <text:p>528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45" calcext:value-type="float">
            <text:p>45</text:p>
          </table:table-cell>
          <table:table-cell table:style-name="ce38" office:value-type="float" office:value="24" calcext:value-type="float">
            <text:p>24</text:p>
          </table:table-cell>
          <table:table-cell table:style-name="ce38" office:value-type="float" office:value="322" calcext:value-type="float">
            <text:p>3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125" calcext:value-type="float">
            <text:p>125</text:p>
          </table:table-cell>
          <table:table-cell table:style-name="ce38" office:value-type="float" office:value="0" calcext:value-type="float">
            <text:p>-</text:p>
          </table:table-cell>
          <table:table-cell table:style-name="ce55" office:value-type="float" office:value="0" calcext:value-type="float">
            <text:p>-</text:p>
          </table:table-cell>
          <table:table-cell table:style-name="ce68" table:formula="of:=[.C85]-[.N85]" office:value-type="float" office:value="92" calcext:value-type="float">
            <text:p>92</text:p>
          </table:table-cell>
          <table:table-cell table:style-name="ce76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293" calcext:value-type="float">
            <text:p>293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79" calcext:value-type="float">
            <text:p>179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20" calcext:value-type="float">
            <text:p>320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30" calcext:value-type="float">
            <text:p>30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206" calcext:value-type="float">
            <text:p>206</text:p>
          </table:table-cell>
          <table:table-cell table:number-columns-repeated="3" table:style-name="ce39" office:value-type="float" office:value="0" calcext:value-type="float">
            <text:p>-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0" calcext:value-type="float">
            <text:p>-</text:p>
          </table:table-cell>
          <table:table-cell table:style-name="ce56" office:value-type="float" office:value="0" calcext:value-type="float">
            <text:p>-</text:p>
          </table:table-cell>
          <table:table-cell table:style-name="ce69" table:formula="of:=[.C86]-[.N86]" office:value-type="float" office:value="-27" calcext:value-type="float">
            <text:p><text:s text:c="7"/>－27</text:p>
          </table:table-cell>
          <table:table-cell table:style-name="ce76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327" calcext:value-type="float">
            <text:p>327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8" calcext:value-type="float">
            <text:p>20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16" calcext:value-type="float">
            <text:p>11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0" calcext:value-type="float">
            <text:p>-</text:p>
          </table:table-cell>
          <table:table-cell table:style-name="ce57" office:value-type="float" office:value="0" calcext:value-type="float">
            <text:p>-</text:p>
          </table:table-cell>
          <table:table-cell table:style-name="ce70" table:formula="of:=[.C87]-[.N87]" office:value-type="float" office:value="119" calcext:value-type="float">
            <text:p>119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4" calcext:value-type="float">
            <text:p>55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44" calcext:value-type="float">
            <text:p>344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29" calcext:value-type="float">
            <text:p>429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39" calcext:value-type="float">
            <text:p>23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88]-[.N88]" office:value-type="float" office:value="125" calcext:value-type="float">
            <text:p>125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61" calcext:value-type="float">
            <text:p>26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57" calcext:value-type="float">
            <text:p>15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58" calcext:value-type="float">
            <text:p>25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155" calcext:value-type="float">
            <text:p>155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89]-[.N89]" office:value-type="float" office:value="3" calcext:value-type="float">
            <text:p>3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93" calcext:value-type="float">
            <text:p>29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87" calcext:value-type="float">
            <text:p>18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1" calcext:value-type="float">
            <text:p>17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84" calcext:value-type="float">
            <text:p>8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0]-[.N90]" office:value-type="float" office:value="122" calcext:value-type="float">
            <text:p>122</text:p>
          </table:table-cell>
          <table:table-cell table:style-name="ce76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6" calcext:value-type="float">
            <text:p>66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3" calcext:value-type="float">
            <text:p>8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58" office:value-type="float" office:value="0" calcext:value-type="float">
            <text:p>-</text:p>
          </table:table-cell>
          <table:table-cell table:style-name="ce71" table:formula="of:=[.C91]-[.N91]" office:value-type="float" office:value="-33" calcext:value-type="float">
            <text:p><text:s text:c="7"/>－33</text:p>
          </table:table-cell>
          <table:table-cell table:style-name="ce76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" calcext:value-type="float">
            <text:p>32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" calcext:value-type="float">
            <text:p>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1" calcext:value-type="float">
            <text:p>51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59" office:value-type="float" office:value="0" calcext:value-type="float">
            <text:p>-</text:p>
          </table:table-cell>
          <table:table-cell table:style-name="ce72" table:formula="of:=[.C92]-[.N92]" office:value-type="float" office:value="-30" calcext:value-type="float">
            <text:p><text:s text:c="7"/>－30</text:p>
          </table:table-cell>
          <table:table-cell table:style-name="ce76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2" calcext:value-type="float">
            <text:p>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60" office:value-type="float" office:value="0" calcext:value-type="float">
            <text:p>-</text:p>
          </table:table-cell>
          <table:table-cell table:style-name="ce73" table:formula="of:=[.C93]-[.N93]" office:value-type="float" office:value="-3" calcext:value-type="float">
            <text:p><text:s text:c="7"/>－3</text:p>
          </table:table-cell>
          <table:table-cell table:style-name="ce76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2" office:value-type="string" calcext:value-type="string" table:number-columns-spanned="4" table:number-rows-spanned="1">
            <text:p>  內<text:span text:style-name="T1">政部戶政司 民國97年9月8日編製</text:span></text:p>
          </table:table-cell>
          <table:covered-table-cell table:number-columns-repeated="3" table:style-name="ce53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4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5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range table:name="Excel_BuiltIn_Print_Area" table:base-cell-address="$遷徙.$A$1" table:cell-range-address="#REF!" table:range-usable-as="print-range"/>
        <table:named-range table:name="PRINT_AREA_MI" table:base-cell-address="$遷徙.$A$1" table:cell-range-address="#REF!"/>
        <table:named-range table:name="_Fill" table:base-cell-address="$遷徙.$A$1" table:cell-range-address="#REF!"/>
        <table:named-range table:name="出生" table:base-cell-address="$遷徙.$A$1" table:cell-range-address="#REF!"/>
        <table:named-range table:name="月底人口數" table:base-cell-address="$遷徙.$A$1" table:cell-range-address="#REF!"/>
        <table:named-range table:name="死亡" table:base-cell-address="$遷徙.$A$1" table:cell-range-address="#REF!"/>
        <table:named-range table:name="結婚" table:base-cell-address="$遷徙.$A$1" table:cell-range-address="#REF!"/>
        <table:named-range table:name="鄰數戶數" table:base-cell-address="$遷徙.$A$1" table:cell-range-address="#REF!"/>
        <table:named-range table:name="離婚" table:base-cell-address="$遷徙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fill-character> </loext:fill-character>
      <number:number number:decimal-places="0" loext:min-decimal-places="0" number:min-integer-digits="1" number:grouping="true"/>
    </number:number-style>
    <number:number-style style:name="N158">
      <number:text>-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－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3-09-26T10:10:03</meta:creation-date>
    <dc:creator>MOI</dc:creator>
    <dc:date>2008-09-05T17:30:37</dc:date>
    <meta:print-date>2007-12-17T15:50:58</meta:print-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